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7.952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8.087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7.407cm"/>
    </style:style>
    <style:style style:name="co10" style:family="table-column">
      <style:table-column-properties fo:break-before="auto" style:column-width="5.609cm"/>
    </style:style>
    <style:style style:name="co11" style:family="table-column">
      <style:table-column-properties fo:break-before="auto" style:column-width="7.978cm"/>
    </style:style>
    <style:style style:name="co12" style:family="table-column">
      <style:table-column-properties fo:break-before="auto" style:column-width="6.073cm"/>
    </style:style>
    <style:style style:name="co13" style:family="table-column">
      <style:table-column-properties fo:break-before="auto" style:column-width="7.433cm"/>
    </style:style>
    <style:style style:name="co14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10.349cm"/>
    </style:style>
    <style:style style:name="co16" style:family="table-column">
      <style:table-column-properties fo:break-before="auto" style:column-width="8.169cm"/>
    </style:style>
    <style:style style:name="co17" style:family="table-column">
      <style:table-column-properties fo:break-before="auto" style:column-width="9.232cm"/>
    </style:style>
    <style:style style:name="co18" style:family="table-column">
      <style:table-column-properties fo:break-before="auto" style:column-width="5.745cm"/>
    </style:style>
    <style:style style:name="co19" style:family="table-column">
      <style:table-column-properties fo:break-before="auto" style:column-width="6.754cm"/>
    </style:style>
    <style:style style:name="co20" style:family="table-column">
      <style:table-column-properties fo:break-before="auto" style:column-width="6.235cm"/>
    </style:style>
    <style:style style:name="co21" style:family="table-column">
      <style:table-column-properties fo:break-before="auto" style:column-width="8.414cm"/>
    </style:style>
    <style:style style:name="co22" style:family="table-column">
      <style:table-column-properties fo:break-before="auto" style:column-width="9.694cm"/>
    </style:style>
    <style:style style:name="co23" style:family="table-column">
      <style:table-column-properties fo:break-before="auto" style:column-width="7.026cm"/>
    </style:style>
    <style:style style:name="co24" style:family="table-column">
      <style:table-column-properties fo:break-before="auto" style:column-width="8.604cm"/>
    </style:style>
    <style:style style:name="co25" style:family="table-column">
      <style:table-column-properties fo:break-before="auto" style:column-width="6.154cm"/>
    </style:style>
    <style:style style:name="co26" style:family="table-column">
      <style:table-column-properties fo:break-before="auto" style:column-width="7.325cm"/>
    </style:style>
    <style:style style:name="co27" style:family="table-column">
      <style:table-column-properties fo:break-before="auto" style:column-width="9.911cm"/>
    </style:style>
    <style:style style:name="co28" style:family="table-column">
      <style:table-column-properties fo:break-before="auto" style:column-width="9.585cm"/>
    </style:style>
    <style:style style:name="co29" style:family="table-column">
      <style:table-column-properties fo:break-before="auto" style:column-width="5.909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7.652cm"/>
    </style:style>
    <style:style style:name="co32" style:family="table-column">
      <style:table-column-properties fo:break-before="auto" style:column-width="3.976cm"/>
    </style:style>
    <style:style style:name="co33" style:family="table-column">
      <style:table-column-properties fo:break-before="auto" style:column-width="7.597cm"/>
    </style:style>
    <style:style style:name="co34" style:family="table-column">
      <style:table-column-properties fo:break-before="auto" style:column-width="7.625cm"/>
    </style:style>
    <style:style style:name="co35" style:family="table-column">
      <style:table-column-properties fo:break-before="auto" style:column-width="8.333cm"/>
    </style:style>
    <style:style style:name="co36" style:family="table-column">
      <style:table-column-properties fo:break-before="auto" style:column-width="6.807cm"/>
    </style:style>
    <style:style style:name="co37" style:family="table-column">
      <style:table-column-properties fo:break-before="auto" style:column-width="9.504cm"/>
    </style:style>
    <style:style style:name="co38" style:family="table-column">
      <style:table-column-properties fo:break-before="auto" style:column-width="6.971cm"/>
    </style:style>
    <style:style style:name="co39" style:family="table-column">
      <style:table-column-properties fo:break-before="auto" style:column-width="7.19cm"/>
    </style:style>
    <style:style style:name="co40" style:family="table-column">
      <style:table-column-properties fo:break-before="auto" style:column-width="8.278cm"/>
    </style:style>
    <style:style style:name="co41" style:family="table-column">
      <style:table-column-properties fo:break-before="auto" style:column-width="10.375cm"/>
    </style:style>
    <style:style style:name="co42" style:family="table-column">
      <style:table-column-properties fo:break-before="auto" style:column-width="6.509cm"/>
    </style:style>
    <style:style style:name="co43" style:family="table-column">
      <style:table-column-properties fo:break-before="auto" style:column-width="9.394cm"/>
    </style:style>
    <style:style style:name="co44" style:family="table-column">
      <style:table-column-properties fo:break-before="auto" style:column-width="9.368cm"/>
    </style:style>
    <style:style style:name="co45" style:family="table-column">
      <style:table-column-properties fo:break-before="auto" style:column-width="8.795cm"/>
    </style:style>
    <style:style style:name="co46" style:family="table-column">
      <style:table-column-properties fo:break-before="auto" style:column-width="6.562cm"/>
    </style:style>
    <style:style style:name="co47" style:family="table-column">
      <style:table-column-properties fo:break-before="auto" style:column-width="9.013cm"/>
    </style:style>
    <style:style style:name="co48" style:family="table-column">
      <style:table-column-properties fo:break-before="auto" style:column-width="7.052cm"/>
    </style:style>
    <style:style style:name="co49" style:family="table-column">
      <style:table-column-properties fo:break-before="auto" style:column-width="7.706cm"/>
    </style:style>
    <style:style style:name="co50" style:family="table-column">
      <style:table-column-properties fo:break-before="auto" style:column-width="7.135cm"/>
    </style:style>
    <style:style style:name="co51" style:family="table-column">
      <style:table-column-properties fo:break-before="auto" style:column-width="5.554cm"/>
    </style:style>
    <style:style style:name="co52" style:family="table-column">
      <style:table-column-properties fo:break-before="auto" style:column-width="7.571cm"/>
    </style:style>
    <style:style style:name="co53" style:family="table-column">
      <style:table-column-properties fo:break-before="auto" style:column-width="8.114cm"/>
    </style:style>
    <style:style style:name="co54" style:family="table-column">
      <style:table-column-properties fo:break-before="auto" style:column-width="7.216cm"/>
    </style:style>
    <style:style style:name="co55" style:family="table-column">
      <style:table-column-properties fo:break-before="auto" style:column-width="8.551cm"/>
    </style:style>
    <style:style style:name="co56" style:family="table-column">
      <style:table-column-properties fo:break-before="auto" style:column-width="7.542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 列目　左から１５番目のブロック　削除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875" calcext:value-type="float">
            <text:p>5875</text:p>
          </table:table-cell>
          <table:table-cell office:value-type="float" office:value="1" calcext:value-type="float">
            <text:p>1</text:p>
          </table:table-cell>
          <table:table-cell table:formula="of:=[.F4]+[.F3]+[.F38]/3" office:value-type="float" office:value="13291.6666666667" calcext:value-type="float">
            <text:p>13291.66666666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875" calcext:value-type="float">
            <text:p>587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875" calcext:value-type="float">
            <text:p>5875</text:p>
          </table:table-cell>
          <table:table-cell office:value-type="float" office:value="4" calcext:value-type="float">
            <text:p>4</text:p>
          </table:table-cell>
          <table:table-cell table:formula="of:=AVERAGE([.F2:.F101])" office:value-type="float" office:value="5731.25" calcext:value-type="float">
            <text:p>5731.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5875" calcext:value-type="float">
            <text:p>587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875" calcext:value-type="float">
            <text:p>58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875" calcext:value-type="float">
            <text:p>587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875" calcext:value-type="float">
            <text:p>587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875" calcext:value-type="float">
            <text:p>587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5875" calcext:value-type="float">
            <text:p>587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875" calcext:value-type="float">
            <text:p>5875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875" calcext:value-type="float">
            <text:p>587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875" calcext:value-type="float">
            <text:p>587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5250" calcext:value-type="float">
            <text:p>525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875" calcext:value-type="float">
            <text:p>5875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5875" calcext:value-type="float">
            <text:p>587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5875" calcext:value-type="float">
            <text:p>5875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875" calcext:value-type="float">
            <text:p>5875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875" calcext:value-type="float">
            <text:p>5875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875" calcext:value-type="float">
            <text:p>5875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5875" calcext:value-type="float">
            <text:p>5875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875" calcext:value-type="float">
            <text:p>5875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875" calcext:value-type="float">
            <text:p>587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875" calcext:value-type="float">
            <text:p>5875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5875" calcext:value-type="float">
            <text:p>587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875" calcext:value-type="float">
            <text:p>5875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875" calcext:value-type="float">
            <text:p>587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875" calcext:value-type="float">
            <text:p>5875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5875" calcext:value-type="float">
            <text:p>587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875" calcext:value-type="float">
            <text:p>587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875" calcext:value-type="float">
            <text:p>587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500" calcext:value-type="float">
            <text:p>6500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875" calcext:value-type="float">
            <text:p>5875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875" calcext:value-type="float">
            <text:p>5875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875" calcext:value-type="float">
            <text:p>587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875" calcext:value-type="float">
            <text:p>5875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875" calcext:value-type="float">
            <text:p>587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875" calcext:value-type="float">
            <text:p>5875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875" calcext:value-type="float">
            <text:p>5875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5875" calcext:value-type="float">
            <text:p>587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875" calcext:value-type="float">
            <text:p>5875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875" calcext:value-type="float">
            <text:p>5875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875" calcext:value-type="float">
            <text:p>5875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5875" calcext:value-type="float">
            <text:p>587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875" calcext:value-type="float">
            <text:p>5875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875" calcext:value-type="float">
            <text:p>5875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875" calcext:value-type="float">
            <text:p>5875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875" calcext:value-type="float">
            <text:p>5875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875" calcext:value-type="float">
            <text:p>5875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875" calcext:value-type="float">
            <text:p>5875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500" calcext:value-type="float">
            <text:p>650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875" calcext:value-type="float">
            <text:p>587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250" calcext:value-type="float">
            <text:p>5250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875" calcext:value-type="float">
            <text:p>587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5875" calcext:value-type="float">
            <text:p>5875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875" calcext:value-type="float">
            <text:p>5875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875" calcext:value-type="float">
            <text:p>5875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875" calcext:value-type="float">
            <text:p>5875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875" calcext:value-type="float">
            <text:p>5875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500" calcext:value-type="float">
            <text:p>6500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875" calcext:value-type="float">
            <text:p>5875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250" calcext:value-type="float">
            <text:p>5250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875" calcext:value-type="float">
            <text:p>5875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875" calcext:value-type="float">
            <text:p>5875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5875" calcext:value-type="float">
            <text:p>5875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5875" calcext:value-type="float">
            <text:p>5875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875" calcext:value-type="float">
            <text:p>5875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5250" calcext:value-type="float">
            <text:p>525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875" calcext:value-type="float">
            <text:p>5875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875" calcext:value-type="float">
            <text:p>5875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5875" calcext:value-type="float">
            <text:p>5875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5875" calcext:value-type="float">
            <text:p>5875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875" calcext:value-type="float">
            <text:p>5875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250" calcext:value-type="float">
            <text:p>5250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5250" calcext:value-type="float">
            <text:p>5250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875" calcext:value-type="float">
            <text:p>5875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875" calcext:value-type="float">
            <text:p>5875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875" calcext:value-type="float">
            <text:p>5875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5250" calcext:value-type="float">
            <text:p>5250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875" calcext:value-type="float">
            <text:p>5875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875" calcext:value-type="float">
            <text:p>5875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875" calcext:value-type="float">
            <text:p>587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4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4" table:default-cell-style-name="ce1"/>
        <table:table-column table:style-name="co22" table:default-cell-style-name="ce1"/>
        <table:table-column table:style-name="co5" table:number-columns-repeated="990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F2]+[.F3]+[.F4]/3" office:value-type="float" office:value="13541.6666666667" calcext:value-type="float">
            <text:p>13541.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]*[.M2]"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table:formula="of:=[.N2]+[.N3]+[.N15]/3" office:value-type="float" office:value="12916.6666666667" calcext:value-type="float">
            <text:p>12916.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]*[.V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]*[.AE2]"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table:formula="of:=[.AF4]+[.AF3]+[.AF7]/3" office:value-type="float" office:value="12291.6666666667" calcext:value-type="float">
            <text:p>12291.666666666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6 列目　左から１6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 列目　左から１4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]*[.M3]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6 列目　左から１3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]*[.V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W2]+[.W3]+[.W4]+[.W12]/4" office:value-type="float" office:value="16750" calcext:value-type="float">
            <text:p>16750</text:p>
          </table:table-cell>
          <table:table-cell/>
          <table:table-cell office:value-type="string" calcext:value-type="string">
            <text:p>6 列目　左から１2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]*[.A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]*[.M4]" office:value-type="float" office:value="5750" calcext:value-type="float">
            <text:p>5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]*[.V4]" office:value-type="float" office:value="4750" calcext:value-type="float">
            <text:p>47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]*[.AE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table:formula="of:=AVERAGE([.F2:.F101])" office:value-type="float" office:value="6030" calcext:value-type="float">
            <text:p>60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]*[.M5]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table:formula="of:=AVEDEV([.N2:.N101])" office:value-type="float" office:value="361.8" calcext:value-type="float">
            <text:p>361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]*[.V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]*[.A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formula="of:=AVERAGE([.AF2:.AF101])" office:value-type="float" office:value="5197.5" calcext:value-type="float">
            <text:p>5197.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]*[.M6]" office:value-type="float" office:value="5750" calcext:value-type="float">
            <text:p>57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]*[.V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formula="of:=[.W2:.W101]" office:value-type="float" office:value="5500" calcext:value-type="float">
            <text:p>55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]*[.AE6]" office:value-type="float" office:value="4875" calcext:value-type="float">
            <text:p>4875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]*[.M7]"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7]*[.V7]" office:value-type="float" office:value="4750" calcext:value-type="float">
            <text:p>475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7]*[.AE7]"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250" calcext:value-type="float">
            <text:p>62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]*[.M8]"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]*[.V8]" office:value-type="float" office:value="4750" calcext:value-type="float">
            <text:p>47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]*[.AE8]" office:value-type="float" office:value="5250" calcext:value-type="float">
            <text:p>5250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]*[.M9]" office:value-type="float" office:value="5750" calcext:value-type="float">
            <text:p>57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]*[.V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]*[.A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6250" calcext:value-type="float">
            <text:p>62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10]*[.M10]"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10]*[.V10]" office:value-type="float" office:value="4750" calcext:value-type="float">
            <text:p>47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0]*[.A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1]*[.M11]" office:value-type="float" office:value="5750" calcext:value-type="float">
            <text:p>57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1]*[.V11]" office:value-type="float" office:value="4875" calcext:value-type="float">
            <text:p>487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1]*[.AE11]" office:value-type="float" office:value="5250" calcext:value-type="float">
            <text:p>5250</text:p>
          </table:table-cell>
          <table:table-cell office:value-type="float" office:value="10" calcext:value-type="float">
            <text:p>1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2]*[.M12]" office:value-type="float" office:value="5750" calcext:value-type="float">
            <text:p>57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U12]*[.V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12]*[.AE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3]*[.M13]" office:value-type="float" office:value="5750" calcext:value-type="float">
            <text:p>57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13]*[.V13]" office:value-type="float" office:value="4750" calcext:value-type="float">
            <text:p>47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3]*[.AE13]" office:value-type="float" office:value="4875" calcext:value-type="float">
            <text:p>4875</text:p>
          </table:table-cell>
          <table:table-cell office:value-type="float" office:value="12" calcext:value-type="float">
            <text:p>1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4]*[.M14]" office:value-type="float" office:value="5750" calcext:value-type="float">
            <text:p>57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4]*[.V14]" office:value-type="float" office:value="4875" calcext:value-type="float">
            <text:p>487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4]*[.AE14]" office:value-type="float" office:value="5250" calcext:value-type="float">
            <text:p>5250</text:p>
          </table:table-cell>
          <table:table-cell office:value-type="float" office:value="13" calcext:value-type="float">
            <text:p>1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250" calcext:value-type="float">
            <text:p>625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15]*[.M15]" office:value-type="float" office:value="6500" calcext:value-type="float">
            <text:p>6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5]*[.V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5]*[.AE15]" office:value-type="float" office:value="5250" calcext:value-type="float">
            <text:p>5250</text:p>
          </table:table-cell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6]*[.M16]" office:value-type="float" office:value="5750" calcext:value-type="float">
            <text:p>57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6]*[.V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6]*[.AE16]" office:value-type="float" office:value="5250" calcext:value-type="float">
            <text:p>5250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6250" calcext:value-type="float">
            <text:p>62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17]*[.M17]"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7]*[.V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7]*[.AE17]" office:value-type="float" office:value="5250" calcext:value-type="float">
            <text:p>5250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6125" calcext:value-type="float">
            <text:p>61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8]*[.M18]" office:value-type="float" office:value="5750" calcext:value-type="float">
            <text:p>57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8]*[.V18]"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8]*[.A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125" calcext:value-type="float">
            <text:p>612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9]*[.M19]" office:value-type="float" office:value="5750" calcext:value-type="float">
            <text:p>57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9]*[.V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9]*[.AE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0]*[.M20]"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20]*[.V20]" office:value-type="float" office:value="4750" calcext:value-type="float">
            <text:p>47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0]*[.AE20]" office:value-type="float" office:value="4875" calcext:value-type="float">
            <text:p>4875</text:p>
          </table:table-cell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6250" calcext:value-type="float">
            <text:p>62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1]*[.M21]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1]*[.V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1]*[.AE21]" office:value-type="float" office:value="4875" calcext:value-type="float">
            <text:p>4875</text:p>
          </table:table-cell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2]*[.M22]"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2]*[.V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2]*[.AE22]"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3]*[.M23]" office:value-type="float" office:value="5750" calcext:value-type="float">
            <text:p>57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3]*[.V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3]*[.AE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4]*[.M24]" office:value-type="float" office:value="5750" calcext:value-type="float">
            <text:p>57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4]*[.V24]" office:value-type="float" office:value="5500" calcext:value-type="float">
            <text:p>5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4]*[.AE24]" office:value-type="float" office:value="4875" calcext:value-type="float">
            <text:p>4875</text:p>
          </table:table-cell>
          <table:table-cell office:value-type="float" office:value="23" calcext:value-type="float">
            <text:p>2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5]*[.M25]" office:value-type="float" office:value="5750" calcext:value-type="float">
            <text:p>57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25]*[.V25]" office:value-type="float" office:value="4750" calcext:value-type="float">
            <text:p>47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5]*[.AE25]" office:value-type="float" office:value="4875" calcext:value-type="float">
            <text:p>4875</text:p>
          </table:table-cell>
          <table:table-cell office:value-type="float" office:value="24" calcext:value-type="float">
            <text:p>2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6250" calcext:value-type="float">
            <text:p>62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6]*[.M26]" office:value-type="float" office:value="5750" calcext:value-type="float">
            <text:p>57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6]*[.V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6]*[.A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7]*[.M27]" office:value-type="float" office:value="5750" calcext:value-type="float">
            <text:p>57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7]*[.V27]" office:value-type="float" office:value="5500" calcext:value-type="float">
            <text:p>55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7]*[.AE27]" office:value-type="float" office:value="4875" calcext:value-type="float">
            <text:p>4875</text:p>
          </table:table-cell>
          <table:table-cell office:value-type="float" office:value="26" calcext:value-type="float">
            <text:p>2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250" calcext:value-type="float">
            <text:p>625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28]*[.M28]" office:value-type="float" office:value="6500" calcext:value-type="float">
            <text:p>6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8]*[.V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8]*[.AE28]" office:value-type="float" office:value="5250" calcext:value-type="float">
            <text:p>5250</text:p>
          </table:table-cell>
          <table:table-cell office:value-type="float" office:value="27" calcext:value-type="float">
            <text:p>2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9]*[.M29]" office:value-type="float" office:value="5750" calcext:value-type="float">
            <text:p>57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9]*[.V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9]*[.AE29]" office:value-type="float" office:value="5250" calcext:value-type="float">
            <text:p>5250</text:p>
          </table:table-cell>
          <table:table-cell office:value-type="float" office:value="28" calcext:value-type="float">
            <text:p>2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0]*[.M30]" office:value-type="float" office:value="5750" calcext:value-type="float">
            <text:p>57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0]*[.V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0]*[.AE30]" office:value-type="float" office:value="5250" calcext:value-type="float">
            <text:p>5250</text:p>
          </table:table-cell>
          <table:table-cell office:value-type="float" office:value="29" calcext:value-type="float">
            <text:p>2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1]*[.M31]" office:value-type="float" office:value="5750" calcext:value-type="float">
            <text:p>57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1]*[.V31]" office:value-type="float" office:value="4750" calcext:value-type="float">
            <text:p>47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1]*[.AE31]" office:value-type="float" office:value="5250" calcext:value-type="float">
            <text:p>5250</text:p>
          </table:table-cell>
          <table:table-cell office:value-type="float" office:value="30" calcext:value-type="float">
            <text:p>3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2]*[.M32]"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2]*[.V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32]*[.AE32]" office:value-type="float" office:value="6500" calcext:value-type="float">
            <text:p>6500</text:p>
          </table:table-cell>
          <table:table-cell office:value-type="float" office:value="31" calcext:value-type="float">
            <text:p>3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3]*[.M33]" office:value-type="float" office:value="5750" calcext:value-type="float">
            <text:p>57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3]*[.V33]" office:value-type="float" office:value="5500" calcext:value-type="float">
            <text:p>55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3]*[.AE33]" office:value-type="float" office:value="5250" calcext:value-type="float">
            <text:p>5250</text:p>
          </table:table-cell>
          <table:table-cell office:value-type="float" office:value="32" calcext:value-type="float">
            <text:p>3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4]*[.M34]"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4]*[.V34]" office:value-type="float" office:value="4750" calcext:value-type="float">
            <text:p>47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4]*[.AE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5]*[.M35]" office:value-type="float" office:value="5750" calcext:value-type="float">
            <text:p>57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5]*[.V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5]*[.AE35]" office:value-type="float" office:value="5250" calcext:value-type="float">
            <text:p>5250</text:p>
          </table:table-cell>
          <table:table-cell office:value-type="float" office:value="34" calcext:value-type="float">
            <text:p>3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6]*[.M36]"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6]*[.V36]" office:value-type="float" office:value="4750" calcext:value-type="float">
            <text:p>47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6]*[.AE36]" office:value-type="float" office:value="4875" calcext:value-type="float">
            <text:p>4875</text:p>
          </table:table-cell>
          <table:table-cell office:value-type="float" office:value="35" calcext:value-type="float">
            <text:p>3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500" calcext:value-type="float">
            <text:p>55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7]*[.M37]" office:value-type="float" office:value="5750" calcext:value-type="float">
            <text:p>57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37]*[.V37]" office:value-type="float" office:value="4875" calcext:value-type="float">
            <text:p>4875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7]*[.A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8]*[.M38]"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8]*[.V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8]*[.A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9]*[.M39]" office:value-type="float" office:value="5000" calcext:value-type="float">
            <text:p>5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39]*[.V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9]*[.AE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250" calcext:value-type="float">
            <text:p>625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0]*[.M40]" office:value-type="float" office:value="5000" calcext:value-type="float">
            <text:p>5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0]*[.V40]" office:value-type="float" office:value="4750" calcext:value-type="float">
            <text:p>47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0]*[.AE40]" office:value-type="float" office:value="5250" calcext:value-type="float">
            <text:p>5250</text:p>
          </table:table-cell>
          <table:table-cell office:value-type="float" office:value="39" calcext:value-type="float">
            <text:p>3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1]*[.M41]"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1]*[.V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1]*[.AE41]" office:value-type="float" office:value="5250" calcext:value-type="float">
            <text:p>5250</text:p>
          </table:table-cell>
          <table:table-cell office:value-type="float" office:value="40" calcext:value-type="float">
            <text:p>4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2]*[.M42]" office:value-type="float" office:value="5750" calcext:value-type="float">
            <text:p>57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2]*[.V42]" office:value-type="float" office:value="4750" calcext:value-type="float">
            <text:p>47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2]*[.AE42]" office:value-type="float" office:value="4875" calcext:value-type="float">
            <text:p>4875</text:p>
          </table:table-cell>
          <table:table-cell office:value-type="float" office:value="41" calcext:value-type="float">
            <text:p>4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3]*[.M43]" office:value-type="float" office:value="5750" calcext:value-type="float">
            <text:p>57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3]*[.V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3]*[.AE43]" office:value-type="float" office:value="4875" calcext:value-type="float">
            <text:p>4875</text:p>
          </table:table-cell>
          <table:table-cell office:value-type="float" office:value="42" calcext:value-type="float">
            <text:p>4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4]*[.M44]"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4]*[.V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4]*[.AE44]" office:value-type="float" office:value="5250" calcext:value-type="float">
            <text:p>5250</text:p>
          </table:table-cell>
          <table:table-cell office:value-type="float" office:value="43" calcext:value-type="float">
            <text:p>4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45]*[.M45]" office:value-type="float" office:value="6500" calcext:value-type="float">
            <text:p>6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5]*[.V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5]*[.AE45]" office:value-type="float" office:value="5250" calcext:value-type="float">
            <text:p>5250</text:p>
          </table:table-cell>
          <table:table-cell office:value-type="float" office:value="44" calcext:value-type="float">
            <text:p>4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6]*[.M46]" office:value-type="float" office:value="5750" calcext:value-type="float">
            <text:p>57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6]*[.V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6]*[.AE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7]*[.M47]" office:value-type="float" office:value="5750" calcext:value-type="float">
            <text:p>57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7]*[.V47]" office:value-type="float" office:value="4750" calcext:value-type="float">
            <text:p>47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7]*[.AE47]" office:value-type="float" office:value="4875" calcext:value-type="float">
            <text:p>4875</text:p>
          </table:table-cell>
          <table:table-cell office:value-type="float" office:value="46" calcext:value-type="float">
            <text:p>4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250" calcext:value-type="float">
            <text:p>625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8]*[.M48]" office:value-type="float" office:value="5750" calcext:value-type="float">
            <text:p>575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8]*[.V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48]*[.AE48]" office:value-type="float" office:value="6500" calcext:value-type="float">
            <text:p>6500</text:p>
          </table:table-cell>
          <table:table-cell office:value-type="float" office:value="47" calcext:value-type="float">
            <text:p>4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9]*[.M49]" office:value-type="float" office:value="5750" calcext:value-type="float">
            <text:p>57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U49]*[.V49]" office:value-type="float" office:value="6500" calcext:value-type="float">
            <text:p>65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9]*[.AE49]" office:value-type="float" office:value="5250" calcext:value-type="float">
            <text:p>5250</text:p>
          </table:table-cell>
          <table:table-cell office:value-type="float" office:value="48" calcext:value-type="float">
            <text:p>4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0]*[.M50]" office:value-type="float" office:value="5750" calcext:value-type="float">
            <text:p>57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0]*[.V50]" office:value-type="float" office:value="5500" calcext:value-type="float">
            <text:p>55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0]*[.AE50]" office:value-type="float" office:value="4875" calcext:value-type="float">
            <text:p>4875</text:p>
          </table:table-cell>
          <table:table-cell office:value-type="float" office:value="49" calcext:value-type="float">
            <text:p>4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1]*[.M51]"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1]*[.V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1]*[.AE51]" office:value-type="float" office:value="5250" calcext:value-type="float">
            <text:p>5250</text:p>
          </table:table-cell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2]*[.M52]" office:value-type="float" office:value="5750" calcext:value-type="float">
            <text:p>57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2]*[.V52]" office:value-type="float" office:value="5500" calcext:value-type="float">
            <text:p>55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2]*[.AE52]" office:value-type="float" office:value="4875" calcext:value-type="float">
            <text:p>4875</text:p>
          </table:table-cell>
          <table:table-cell office:value-type="float" office:value="51" calcext:value-type="float">
            <text:p>5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3]*[.M53]" office:value-type="float" office:value="5000" calcext:value-type="float">
            <text:p>5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3]*[.V53]" office:value-type="float" office:value="5500" calcext:value-type="float">
            <text:p>55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3]*[.AE53]" office:value-type="float" office:value="4875" calcext:value-type="float">
            <text:p>4875</text:p>
          </table:table-cell>
          <table:table-cell office:value-type="float" office:value="52" calcext:value-type="float">
            <text:p>5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4]*[.M54]" office:value-type="float" office:value="5750" calcext:value-type="float">
            <text:p>57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54]*[.V54]" office:value-type="float" office:value="4750" calcext:value-type="float">
            <text:p>47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4]*[.AE54]" office:value-type="float" office:value="4875" calcext:value-type="float">
            <text:p>4875</text:p>
          </table:table-cell>
          <table:table-cell office:value-type="float" office:value="53" calcext:value-type="float">
            <text:p>5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250" calcext:value-type="float">
            <text:p>625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5]*[.M55]" office:value-type="float" office:value="5750" calcext:value-type="float">
            <text:p>575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5]*[.V55]" office:value-type="float" office:value="5500" calcext:value-type="float">
            <text:p>5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5]*[.AE55]" office:value-type="float" office:value="4875" calcext:value-type="float">
            <text:p>4875</text:p>
          </table:table-cell>
          <table:table-cell office:value-type="float" office:value="54" calcext:value-type="float">
            <text:p>5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6]*[.M56]"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6]*[.V56]" office:value-type="float" office:value="5500" calcext:value-type="float">
            <text:p>5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6]*[.A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250" calcext:value-type="float">
            <text:p>625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7]*[.M57]"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57]*[.V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7]*[.AE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8]*[.M58]"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58]*[.V58]" office:value-type="float" office:value="4750" calcext:value-type="float">
            <text:p>47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8]*[.AE58]" office:value-type="float" office:value="5250" calcext:value-type="float">
            <text:p>5250</text:p>
          </table:table-cell>
          <table:table-cell office:value-type="float" office:value="57" calcext:value-type="float">
            <text:p>5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9]*[.M59]" office:value-type="float" office:value="5750" calcext:value-type="float">
            <text:p>57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9]*[.V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59]*[.AE59]" office:value-type="float" office:value="6500" calcext:value-type="float">
            <text:p>6500</text:p>
          </table:table-cell>
          <table:table-cell office:value-type="float" office:value="58" calcext:value-type="float">
            <text:p>5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0]*[.M60]" office:value-type="float" office:value="5750" calcext:value-type="float">
            <text:p>57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0]*[.V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0]*[.AE60]" office:value-type="float" office:value="5250" calcext:value-type="float">
            <text:p>5250</text:p>
          </table:table-cell>
          <table:table-cell office:value-type="float" office:value="59" calcext:value-type="float">
            <text:p>5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61]*[.M61]"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1]*[.V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1]*[.AE61]" office:value-type="float" office:value="4875" calcext:value-type="float">
            <text:p>4875</text:p>
          </table:table-cell>
          <table:table-cell office:value-type="float" office:value="60" calcext:value-type="float">
            <text:p>6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250" calcext:value-type="float">
            <text:p>625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2]*[.M62]" office:value-type="float" office:value="5750" calcext:value-type="float">
            <text:p>57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2]*[.V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2]*[.A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500" calcext:value-type="float">
            <text:p>550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3]*[.M63]" office:value-type="float" office:value="5750" calcext:value-type="float">
            <text:p>57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63]*[.V63]" office:value-type="float" office:value="4750" calcext:value-type="float">
            <text:p>47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3]*[.AE63]" office:value-type="float" office:value="5250" calcext:value-type="float">
            <text:p>5250</text:p>
          </table:table-cell>
          <table:table-cell office:value-type="float" office:value="62" calcext:value-type="float">
            <text:p>6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250" calcext:value-type="float">
            <text:p>625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4]*[.M64]" office:value-type="float" office:value="5750" calcext:value-type="float">
            <text:p>57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64]*[.V64]" office:value-type="float" office:value="4875" calcext:value-type="float">
            <text:p>487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4]*[.A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5]*[.M65]"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5]*[.V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5]*[.AE65]" office:value-type="float" office:value="5250" calcext:value-type="float">
            <text:p>5250</text:p>
          </table:table-cell>
          <table:table-cell office:value-type="float" office:value="64" calcext:value-type="float">
            <text:p>6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66]*[.M66]" office:value-type="float" office:value="5000" calcext:value-type="float">
            <text:p>5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6]*[.V66]" office:value-type="float" office:value="5500" calcext:value-type="float">
            <text:p>55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6]*[.AE66]" office:value-type="float" office:value="4875" calcext:value-type="float">
            <text:p>4875</text:p>
          </table:table-cell>
          <table:table-cell office:value-type="float" office:value="65" calcext:value-type="float">
            <text:p>6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250" calcext:value-type="float">
            <text:p>625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7]*[.M67]" office:value-type="float" office:value="5750" calcext:value-type="float">
            <text:p>5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67]*[.V67]" office:value-type="float" office:value="4750" calcext:value-type="float">
            <text:p>4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7]*[.AE67]" office:value-type="float" office:value="4875" calcext:value-type="float">
            <text:p>4875</text:p>
          </table:table-cell>
          <table:table-cell office:value-type="float" office:value="66" calcext:value-type="float">
            <text:p>6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250" calcext:value-type="float">
            <text:p>625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8]*[.M68]" office:value-type="float" office:value="5750" calcext:value-type="float">
            <text:p>575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68]*[.V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8]*[.AE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9]*[.M69]" office:value-type="float" office:value="5750" calcext:value-type="float">
            <text:p>57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9]*[.V69]" office:value-type="float" office:value="5500" calcext:value-type="float">
            <text:p>5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9]*[.AE69]" office:value-type="float" office:value="4875" calcext:value-type="float">
            <text:p>4875</text:p>
          </table:table-cell>
          <table:table-cell office:value-type="float" office:value="68" calcext:value-type="float">
            <text:p>6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0]*[.M70]" office:value-type="float" office:value="5000" calcext:value-type="float">
            <text:p>50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0]*[.V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0]*[.AE70]" office:value-type="float" office:value="4875" calcext:value-type="float">
            <text:p>4875</text:p>
          </table:table-cell>
          <table:table-cell office:value-type="float" office:value="69" calcext:value-type="float">
            <text:p>6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1]*[.M71]"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1]*[.V71]" office:value-type="float" office:value="4875" calcext:value-type="float">
            <text:p>487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1]*[.AE71]" office:value-type="float" office:value="4875" calcext:value-type="float">
            <text:p>4875</text:p>
          </table:table-cell>
          <table:table-cell office:value-type="float" office:value="70" calcext:value-type="float">
            <text:p>7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250" calcext:value-type="float">
            <text:p>625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2]*[.M72]" office:value-type="float" office:value="5750" calcext:value-type="float">
            <text:p>57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2]*[.V72]" office:value-type="float" office:value="4875" calcext:value-type="float">
            <text:p>4875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2]*[.A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3]*[.M73]" office:value-type="float" office:value="5750" calcext:value-type="float">
            <text:p>57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3]*[.V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3]*[.AE73]" office:value-type="float" office:value="5250" calcext:value-type="float">
            <text:p>5250</text:p>
          </table:table-cell>
          <table:table-cell office:value-type="float" office:value="72" calcext:value-type="float">
            <text:p>7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4]*[.M74]" office:value-type="float" office:value="5750" calcext:value-type="float">
            <text:p>57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4]*[.V74]" office:value-type="float" office:value="5500" calcext:value-type="float">
            <text:p>55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74]*[.AE74]" office:value-type="float" office:value="6500" calcext:value-type="float">
            <text:p>6500</text:p>
          </table:table-cell>
          <table:table-cell office:value-type="float" office:value="73" calcext:value-type="float">
            <text:p>7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6250" calcext:value-type="float">
            <text:p>625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5]*[.M75]" office:value-type="float" office:value="5750" calcext:value-type="float">
            <text:p>57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5]*[.V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5]*[.AE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500" calcext:value-type="float">
            <text:p>55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6]*[.M76]"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76]*[.V76]" office:value-type="float" office:value="4750" calcext:value-type="float">
            <text:p>47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6]*[.A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7]*[.M77]" office:value-type="float" office:value="5750" calcext:value-type="float">
            <text:p>57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7]*[.V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7]*[.A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8]*[.M78]" office:value-type="float" office:value="5750" calcext:value-type="float">
            <text:p>57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8]*[.V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8]*[.AE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250" calcext:value-type="float">
            <text:p>625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9]*[.M79]" office:value-type="float" office:value="5750" calcext:value-type="float">
            <text:p>57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9]*[.V79]" office:value-type="float" office:value="5500" calcext:value-type="float">
            <text:p>55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9]*[.AE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250" calcext:value-type="float">
            <text:p>625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0]*[.M80]"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0]*[.V80]" office:value-type="float" office:value="4750" calcext:value-type="float">
            <text:p>47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0]*[.AE80]" office:value-type="float" office:value="4875" calcext:value-type="float">
            <text:p>4875</text:p>
          </table:table-cell>
          <table:table-cell office:value-type="float" office:value="79" calcext:value-type="float">
            <text:p>7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250" calcext:value-type="float">
            <text:p>62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1]*[.M81]"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1]*[.V81]" office:value-type="float" office:value="5500" calcext:value-type="float">
            <text:p>55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1]*[.AE81]" office:value-type="float" office:value="5250" calcext:value-type="float">
            <text:p>5250</text:p>
          </table:table-cell>
          <table:table-cell office:value-type="float" office:value="80" calcext:value-type="float">
            <text:p>8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6250" calcext:value-type="float">
            <text:p>625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2]*[.M82]" office:value-type="float" office:value="5750" calcext:value-type="float">
            <text:p>57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2]*[.V82]" office:value-type="float" office:value="4875" calcext:value-type="float">
            <text:p>4875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2]*[.AE82]" office:value-type="float" office:value="4875" calcext:value-type="float">
            <text:p>4875</text:p>
          </table:table-cell>
          <table:table-cell office:value-type="float" office:value="81" calcext:value-type="float">
            <text:p>8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500" calcext:value-type="float">
            <text:p>550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3]*[.M83]" office:value-type="float" office:value="5000" calcext:value-type="float">
            <text:p>5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3]*[.V83]" office:value-type="float" office:value="4875" calcext:value-type="float">
            <text:p>4875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3]*[.AE83]" office:value-type="float" office:value="5250" calcext:value-type="float">
            <text:p>5250</text:p>
          </table:table-cell>
          <table:table-cell office:value-type="float" office:value="82" calcext:value-type="float">
            <text:p>8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4]*[.M84]"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4]*[.V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4]*[.AE84]" office:value-type="float" office:value="4875" calcext:value-type="float">
            <text:p>4875</text:p>
          </table:table-cell>
          <table:table-cell office:value-type="float" office:value="83" calcext:value-type="float">
            <text:p>8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250" calcext:value-type="float">
            <text:p>625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5]*[.M85]" office:value-type="float" office:value="5750" calcext:value-type="float">
            <text:p>575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5]*[.V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5]*[.AE85]" office:value-type="float" office:value="5250" calcext:value-type="float">
            <text:p>5250</text:p>
          </table:table-cell>
          <table:table-cell office:value-type="float" office:value="84" calcext:value-type="float">
            <text:p>8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6]*[.M86]" office:value-type="float" office:value="5750" calcext:value-type="float">
            <text:p>57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6]*[.V86]" office:value-type="float" office:value="4750" calcext:value-type="float">
            <text:p>47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6]*[.AE86]" office:value-type="float" office:value="4875" calcext:value-type="float">
            <text:p>4875</text:p>
          </table:table-cell>
          <table:table-cell office:value-type="float" office:value="85" calcext:value-type="float">
            <text:p>8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250" calcext:value-type="float">
            <text:p>625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7]*[.M87]" office:value-type="float" office:value="5750" calcext:value-type="float">
            <text:p>57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7]*[.V87]" office:value-type="float" office:value="4750" calcext:value-type="float">
            <text:p>47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87]*[.AE87]" office:value-type="float" office:value="6500" calcext:value-type="float">
            <text:p>6500</text:p>
          </table:table-cell>
          <table:table-cell office:value-type="float" office:value="86" calcext:value-type="float">
            <text:p>8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8]*[.M88]" office:value-type="float" office:value="5000" calcext:value-type="float">
            <text:p>5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8]*[.V88]" office:value-type="float" office:value="5500" calcext:value-type="float">
            <text:p>55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8]*[.AE88]" office:value-type="float" office:value="4875" calcext:value-type="float">
            <text:p>4875</text:p>
          </table:table-cell>
          <table:table-cell office:value-type="float" office:value="87" calcext:value-type="float">
            <text:p>8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9]*[.M89]" office:value-type="float" office:value="5000" calcext:value-type="float">
            <text:p>50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9]*[.V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9]*[.AE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0]*[.M90]" office:value-type="float" office:value="5750" calcext:value-type="float">
            <text:p>57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0]*[.V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0]*[.AE90]" office:value-type="float" office:value="4875" calcext:value-type="float">
            <text:p>4875</text:p>
          </table:table-cell>
          <table:table-cell office:value-type="float" office:value="89" calcext:value-type="float">
            <text:p>8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1]*[.M91]"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91]*[.V91]" office:value-type="float" office:value="4750" calcext:value-type="float">
            <text:p>47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1]*[.AE91]" office:value-type="float" office:value="5250" calcext:value-type="float">
            <text:p>5250</text:p>
          </table:table-cell>
          <table:table-cell office:value-type="float" office:value="90" calcext:value-type="float">
            <text:p>9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2]*[.M92]" office:value-type="float" office:value="5000" calcext:value-type="float">
            <text:p>50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2]*[.V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2]*[.AE92]" office:value-type="float" office:value="4875" calcext:value-type="float">
            <text:p>4875</text:p>
          </table:table-cell>
          <table:table-cell office:value-type="float" office:value="91" calcext:value-type="float">
            <text:p>9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3]*[.M93]" office:value-type="float" office:value="5750" calcext:value-type="float">
            <text:p>57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3]*[.V93]" office:value-type="float" office:value="5500" calcext:value-type="float">
            <text:p>55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3]*[.AE93]" office:value-type="float" office:value="5250" calcext:value-type="float">
            <text:p>5250</text:p>
          </table:table-cell>
          <table:table-cell office:value-type="float" office:value="92" calcext:value-type="float">
            <text:p>9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4]*[.M94]" office:value-type="float" office:value="5750" calcext:value-type="float">
            <text:p>57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94]*[.V94]" office:value-type="float" office:value="4750" calcext:value-type="float">
            <text:p>47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4]*[.AE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5]*[.M95]" office:value-type="float" office:value="5750" calcext:value-type="float">
            <text:p>57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5]*[.V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5]*[.AE95]" office:value-type="float" office:value="4875" calcext:value-type="float">
            <text:p>4875</text:p>
          </table:table-cell>
          <table:table-cell office:value-type="float" office:value="94" calcext:value-type="float">
            <text:p>9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500" calcext:value-type="float">
            <text:p>550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6]*[.M96]" office:value-type="float" office:value="5000" calcext:value-type="float">
            <text:p>5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96]*[.V96]" office:value-type="float" office:value="4875" calcext:value-type="float">
            <text:p>4875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6]*[.AE96]" office:value-type="float" office:value="5250" calcext:value-type="float">
            <text:p>5250</text:p>
          </table:table-cell>
          <table:table-cell office:value-type="float" office:value="95" calcext:value-type="float">
            <text:p>9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250" calcext:value-type="float">
            <text:p>625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7]*[.M97]" office:value-type="float" office:value="5750" calcext:value-type="float">
            <text:p>57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7]*[.V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7]*[.AE97]" office:value-type="float" office:value="4875" calcext:value-type="float">
            <text:p>4875</text:p>
          </table:table-cell>
          <table:table-cell office:value-type="float" office:value="96" calcext:value-type="float">
            <text:p>9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8]*[.M98]" office:value-type="float" office:value="5750" calcext:value-type="float">
            <text:p>57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8]*[.V98]" office:value-type="float" office:value="5500" calcext:value-type="float">
            <text:p>55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8]*[.AE98]" office:value-type="float" office:value="4875" calcext:value-type="float">
            <text:p>4875</text:p>
          </table:table-cell>
          <table:table-cell office:value-type="float" office:value="97" calcext:value-type="float">
            <text:p>9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9]*[.M99]" office:value-type="float" office:value="5750" calcext:value-type="float">
            <text:p>57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9]*[.V99]" office:value-type="float" office:value="5500" calcext:value-type="float">
            <text:p>55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99]*[.AE99]" office:value-type="float" office:value="6500" calcext:value-type="float">
            <text:p>6500</text:p>
          </table:table-cell>
          <table:table-cell office:value-type="float" office:value="98" calcext:value-type="float">
            <text:p>9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250" calcext:value-type="float">
            <text:p>625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00]*[.M100]" office:value-type="float" office:value="5750" calcext:value-type="float">
            <text:p>57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00]*[.V100]" office:value-type="float" office:value="4875" calcext:value-type="float">
            <text:p>4875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00]*[.A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6250" calcext:value-type="float">
            <text:p>62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01]*[.M101]" office:value-type="float" office:value="5750" calcext:value-type="float">
            <text:p>57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01]*[.V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101]*[.AE101]" office:value-type="float" office:value="6500" calcext:value-type="float">
            <text:p>6500</text:p>
          </table:table-cell>
          <table:table-cell office:value-type="float" office:value="100" calcext:value-type="float">
            <text:p>100</text:p>
          </table:table-cell>
          <table:table-cell table:number-columns-repeated="99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4" table:default-cell-style-name="ce1"/>
        <table:table-column table:style-name="co26" table:default-cell-style-name="ce1"/>
        <table:table-column table:style-name="co5" table:default-cell-style-name="ce1"/>
        <table:table-column table:style-name="co16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0" table:default-cell-style-name="ce1"/>
        <table:table-column table:style-name="co12" table:default-cell-style-name="ce1"/>
        <table:table-column table:style-name="co31" table:default-cell-style-name="ce1"/>
        <table:table-column table:style-name="co5" table:number-columns-repeated="5" table:default-cell-style-name="ce1"/>
        <table:table-column table:style-name="co32" table:default-cell-style-name="ce1"/>
        <table:table-column table:style-name="co5" table:number-columns-repeated="997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/>
          <table:table-cell office:value-type="string" calcext:value-type="string">
            <text:p>評価関数の平均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6250" calcext:value-type="float">
            <text:p>6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]*[.W2]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X2]+[.X5]+[.X11]/3" office:value-type="float" office:value="13083.3333333333" calcext:value-type="float">
            <text:p>13083.33333333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5 列目 左から１３番目のブロックを削除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formula="of:=([.F2]+[.F3]+[.F17])/3" office:value-type="float" office:value="6083.33333333333" calcext:value-type="float">
            <text:p>6083.33333333333</text:p>
          </table:table-cell>
          <table:table-cell/>
          <table:table-cell office:value-type="string" calcext:value-type="string">
            <text:p>5 列目 左から１4番目のブロックを削除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2]+[.O3]+[.O58]/3" office:value-type="float" office:value="13583.3333333333" calcext:value-type="float">
            <text:p>13583.3333333333</text:p>
          </table:table-cell>
          <table:table-cell/>
          <table:table-cell office:value-type="string" calcext:value-type="string">
            <text:p>5 列目 左から１4番目のブロックを削除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]*[.W3]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6250" calcext:value-type="float">
            <text:p>6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]*[.W4]"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全体の評価関数の平均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]*[.W5]" office:value-type="float" office:value="5750" calcext:value-type="float">
            <text:p>575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X2:.X101])" office:value-type="float" office:value="5477.5" calcext:value-type="float">
            <text:p>5477.5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]*[.W6]"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5755" calcext:value-type="float">
            <text:p>575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6002.5" calcext:value-type="float">
            <text:p>600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]*[.W7]"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000" calcext:value-type="float">
            <text:p>6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6250" calcext:value-type="float">
            <text:p>6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]*[.W8]" office:value-type="float" office:value="5750" calcext:value-type="float">
            <text:p>5750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]*[.W9]" office:value-type="float" office:value="5750" calcext:value-type="float">
            <text:p>5750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6250" calcext:value-type="float">
            <text:p>6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]*[.W10]"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1]*[.W11]"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250" calcext:value-type="float">
            <text:p>5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2]*[.W12]"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250" calcext:value-type="float">
            <text:p>52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3]*[.W13]" office:value-type="float" office:value="5750" calcext:value-type="float">
            <text:p>5750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6250" calcext:value-type="float">
            <text:p>62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4]*[.W14]" office:value-type="float" office:value="5750" calcext:value-type="float">
            <text:p>5750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6250" calcext:value-type="float">
            <text:p>625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5]*[.W15]" office:value-type="float" office:value="7000" calcext:value-type="float">
            <text:p>7000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250" calcext:value-type="float">
            <text:p>5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6]*[.W16]" office:value-type="float" office:value="7000" calcext:value-type="float">
            <text:p>7000</text:p>
          </table:table-cell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000" calcext:value-type="float">
            <text:p>7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7]*[.W17]" office:value-type="float" office:value="5750" calcext:value-type="float">
            <text:p>5750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000" calcext:value-type="float">
            <text:p>70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8]*[.W18]" office:value-type="float" office:value="5750" calcext:value-type="float">
            <text:p>5750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000" calcext:value-type="float">
            <text:p>60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9]*[.W19]"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250" calcext:value-type="float">
            <text:p>5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0]*[.W20]" office:value-type="float" office:value="5750" calcext:value-type="float">
            <text:p>5750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250" calcext:value-type="float">
            <text:p>525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1]*[.W21]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2]*[.W22]"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250" calcext:value-type="float">
            <text:p>5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3]*[.W23]" office:value-type="float" office:value="5000" calcext:value-type="float">
            <text:p>5000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000" calcext:value-type="float">
            <text:p>70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4]*[.W24]" office:value-type="float" office:value="5750" calcext:value-type="float">
            <text:p>5750</text:p>
          </table:table-cell>
          <table:table-cell office:value-type="float" office:value="23" calcext:value-type="float">
            <text:p>2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250" calcext:value-type="float">
            <text:p>52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5]*[.W25]" office:value-type="float" office:value="5750" calcext:value-type="float">
            <text:p>5750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6]*[.W26]" office:value-type="float" office:value="5750" calcext:value-type="float">
            <text:p>5750</text:p>
          </table:table-cell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7]*[.W27]"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000" calcext:value-type="float">
            <text:p>6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6250" calcext:value-type="float">
            <text:p>6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8]*[.W28]" office:value-type="float" office:value="5750" calcext:value-type="float">
            <text:p>5750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9]*[.W29]"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250" calcext:value-type="float">
            <text:p>5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0]*[.W30]" office:value-type="float" office:value="5750" calcext:value-type="float">
            <text:p>5750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5500" calcext:value-type="float">
            <text:p>55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1]*[.W31]" office:value-type="float" office:value="5750" calcext:value-type="float">
            <text:p>5750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6000" calcext:value-type="float">
            <text:p>6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250" calcext:value-type="float">
            <text:p>6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2]*[.W32]"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7000" calcext:value-type="float">
            <text:p>7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3]*[.W33]"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6000" calcext:value-type="float">
            <text:p>6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4]*[.W34]"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6000" calcext:value-type="float">
            <text:p>60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5]*[.W35]"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250" calcext:value-type="float">
            <text:p>5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6250" calcext:value-type="float">
            <text:p>6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6]*[.W36]"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6250" calcext:value-type="float">
            <text:p>62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7]*[.W37]" office:value-type="float" office:value="5000" calcext:value-type="float">
            <text:p>5000</text:p>
          </table:table-cell>
          <table:table-cell office:value-type="float" office:value="36" calcext:value-type="float">
            <text:p>3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38]*[.W38]" office:value-type="float" office:value="7000" calcext:value-type="float">
            <text:p>7000</text:p>
          </table:table-cell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250" calcext:value-type="float">
            <text:p>5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9]*[.W39]" office:value-type="float" office:value="5750" calcext:value-type="float">
            <text:p>5750</text:p>
          </table:table-cell>
          <table:table-cell office:value-type="float" office:value="38" calcext:value-type="float">
            <text:p>3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000" calcext:value-type="float">
            <text:p>6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0]*[.W40]" office:value-type="float" office:value="5750" calcext:value-type="float">
            <text:p>5750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000" calcext:value-type="float">
            <text:p>6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1]*[.W41]"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7000" calcext:value-type="float">
            <text:p>70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5500" calcext:value-type="float">
            <text:p>55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2]*[.W42]" office:value-type="float" office:value="5750" calcext:value-type="float">
            <text:p>5750</text:p>
          </table:table-cell>
          <table:table-cell office:value-type="float" office:value="41" calcext:value-type="float">
            <text:p>4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6000" calcext:value-type="float">
            <text:p>6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7000" calcext:value-type="float">
            <text:p>7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3]*[.W43]" office:value-type="float" office:value="5750" calcext:value-type="float">
            <text:p>5750</text:p>
          </table:table-cell>
          <table:table-cell office:value-type="float" office:value="42" calcext:value-type="float">
            <text:p>4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6000" calcext:value-type="float">
            <text:p>6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4]*[.W44]" office:value-type="float" office:value="5750" calcext:value-type="float">
            <text:p>5750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000" calcext:value-type="float">
            <text:p>60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5]*[.W45]" office:value-type="float" office:value="5000" calcext:value-type="float">
            <text:p>5000</text:p>
          </table:table-cell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000" calcext:value-type="float">
            <text:p>60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6]*[.W46]" office:value-type="float" office:value="5750" calcext:value-type="float">
            <text:p>5750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250" calcext:value-type="float">
            <text:p>5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7]*[.W47]" office:value-type="float" office:value="5000" calcext:value-type="float">
            <text:p>5000</text:p>
          </table:table-cell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000" calcext:value-type="float">
            <text:p>6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8]*[.W48]" office:value-type="float" office:value="5000" calcext:value-type="float">
            <text:p>5000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6250" calcext:value-type="float">
            <text:p>62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9]*[.W49]" office:value-type="float" office:value="5750" calcext:value-type="float">
            <text:p>5750</text:p>
          </table:table-cell>
          <table:table-cell office:value-type="float" office:value="48" calcext:value-type="float">
            <text:p>4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0]*[.W50]" office:value-type="float" office:value="5750" calcext:value-type="float">
            <text:p>5750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51]*[.W51]"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000" calcext:value-type="float">
            <text:p>6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2]*[.W52]" office:value-type="float" office:value="5000" calcext:value-type="float">
            <text:p>5000</text:p>
          </table:table-cell>
          <table:table-cell office:value-type="float" office:value="51" calcext:value-type="float">
            <text:p>5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5500" calcext:value-type="float">
            <text:p>55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3]*[.W53]" office:value-type="float" office:value="5750" calcext:value-type="float">
            <text:p>5750</text:p>
          </table:table-cell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250" calcext:value-type="float">
            <text:p>5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4]*[.W54]" office:value-type="float" office:value="5000" calcext:value-type="float">
            <text:p>5000</text:p>
          </table:table-cell>
          <table:table-cell office:value-type="float" office:value="53" calcext:value-type="float">
            <text:p>5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000" calcext:value-type="float">
            <text:p>6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5500" calcext:value-type="float">
            <text:p>5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5]*[.W55]" office:value-type="float" office:value="5000" calcext:value-type="float">
            <text:p>5000</text:p>
          </table:table-cell>
          <table:table-cell office:value-type="float" office:value="54" calcext:value-type="float">
            <text:p>5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6]*[.W56]"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250" calcext:value-type="float">
            <text:p>525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7]*[.W57]" office:value-type="float" office:value="5750" calcext:value-type="float">
            <text:p>5750</text:p>
          </table:table-cell>
          <table:table-cell office:value-type="float" office:value="56" calcext:value-type="float">
            <text:p>5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250" calcext:value-type="float">
            <text:p>52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5500" calcext:value-type="float">
            <text:p>55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8]*[.W58]"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000" calcext:value-type="float">
            <text:p>6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7000" calcext:value-type="float">
            <text:p>7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9]*[.W59]" office:value-type="float" office:value="5000" calcext:value-type="float">
            <text:p>5000</text:p>
          </table:table-cell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5250" calcext:value-type="float">
            <text:p>5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0]*[.W60]" office:value-type="float" office:value="5750" calcext:value-type="float">
            <text:p>5750</text:p>
          </table:table-cell>
          <table:table-cell office:value-type="float" office:value="59" calcext:value-type="float">
            <text:p>5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000" calcext:value-type="float">
            <text:p>6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1]*[.W61]"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000" calcext:value-type="float">
            <text:p>6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2]*[.W62]" office:value-type="float" office:value="5000" calcext:value-type="float">
            <text:p>5000</text:p>
          </table:table-cell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5500" calcext:value-type="float">
            <text:p>55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3]*[.W63]" office:value-type="float" office:value="5750" calcext:value-type="float">
            <text:p>5750</text:p>
          </table:table-cell>
          <table:table-cell office:value-type="float" office:value="62" calcext:value-type="float">
            <text:p>6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6250" calcext:value-type="float">
            <text:p>62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4]*[.W64]" office:value-type="float" office:value="5750" calcext:value-type="float">
            <text:p>5750</text:p>
          </table:table-cell>
          <table:table-cell office:value-type="float" office:value="63" calcext:value-type="float">
            <text:p>6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6000" calcext:value-type="float">
            <text:p>60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6250" calcext:value-type="float">
            <text:p>62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5]*[.W65]"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000" calcext:value-type="float">
            <text:p>6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6]*[.W66]" office:value-type="float" office:value="5750" calcext:value-type="float">
            <text:p>5750</text:p>
          </table:table-cell>
          <table:table-cell office:value-type="float" office:value="65" calcext:value-type="float">
            <text:p>6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000" calcext:value-type="float">
            <text:p>6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6250" calcext:value-type="float">
            <text:p>62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7]*[.W67]" office:value-type="float" office:value="5750" calcext:value-type="float">
            <text:p>5750</text:p>
          </table:table-cell>
          <table:table-cell office:value-type="float" office:value="66" calcext:value-type="float">
            <text:p>6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000" calcext:value-type="float">
            <text:p>6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5500" calcext:value-type="float">
            <text:p>5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8]*[.W68]" office:value-type="float" office:value="5750" calcext:value-type="float">
            <text:p>5750</text:p>
          </table:table-cell>
          <table:table-cell office:value-type="float" office:value="67" calcext:value-type="float">
            <text:p>6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250" calcext:value-type="float">
            <text:p>5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9]*[.W69]" office:value-type="float" office:value="5750" calcext:value-type="float">
            <text:p>5750</text:p>
          </table:table-cell>
          <table:table-cell office:value-type="float" office:value="68" calcext:value-type="float">
            <text:p>6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250" calcext:value-type="float">
            <text:p>5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0]*[.W70]" office:value-type="float" office:value="5750" calcext:value-type="float">
            <text:p>5750</text:p>
          </table:table-cell>
          <table:table-cell office:value-type="float" office:value="69" calcext:value-type="float">
            <text:p>6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1]*[.W71]"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6250" calcext:value-type="float">
            <text:p>6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2]*[.W72]" office:value-type="float" office:value="5750" calcext:value-type="float">
            <text:p>5750</text:p>
          </table:table-cell>
          <table:table-cell office:value-type="float" office:value="71" calcext:value-type="float">
            <text:p>7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250" calcext:value-type="float">
            <text:p>5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5500" calcext:value-type="float">
            <text:p>55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3]*[.W73]" office:value-type="float" office:value="5750" calcext:value-type="float">
            <text:p>5750</text:p>
          </table:table-cell>
          <table:table-cell office:value-type="float" office:value="72" calcext:value-type="float">
            <text:p>7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6000" calcext:value-type="float">
            <text:p>6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4]*[.W74]" office:value-type="float" office:value="5750" calcext:value-type="float">
            <text:p>5750</text:p>
          </table:table-cell>
          <table:table-cell office:value-type="float" office:value="73" calcext:value-type="float">
            <text:p>7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7000" calcext:value-type="float">
            <text:p>70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6250" calcext:value-type="float">
            <text:p>62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5]*[.W75]" office:value-type="float" office:value="5750" calcext:value-type="float">
            <text:p>5750</text:p>
          </table:table-cell>
          <table:table-cell office:value-type="float" office:value="74" calcext:value-type="float">
            <text:p>7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6]*[.W76]"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7]*[.W77]" office:value-type="float" office:value="5750" calcext:value-type="float">
            <text:p>5750</text:p>
          </table:table-cell>
          <table:table-cell office:value-type="float" office:value="76" calcext:value-type="float">
            <text:p>7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000" calcext:value-type="float">
            <text:p>6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5500" calcext:value-type="float">
            <text:p>5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8]*[.W78]" office:value-type="float" office:value="5000" calcext:value-type="float">
            <text:p>5000</text:p>
          </table:table-cell>
          <table:table-cell office:value-type="float" office:value="77" calcext:value-type="float">
            <text:p>7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000" calcext:value-type="float">
            <text:p>6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6250" calcext:value-type="float">
            <text:p>62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9]*[.W79]" office:value-type="float" office:value="5750" calcext:value-type="float">
            <text:p>5750</text:p>
          </table:table-cell>
          <table:table-cell office:value-type="float" office:value="78" calcext:value-type="float">
            <text:p>7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000" calcext:value-type="float">
            <text:p>6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0]*[.W80]"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7000" calcext:value-type="float">
            <text:p>7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1]*[.W81]"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250" calcext:value-type="float">
            <text:p>5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6250" calcext:value-type="float">
            <text:p>6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2]*[.W82]" office:value-type="float" office:value="5750" calcext:value-type="float">
            <text:p>5750</text:p>
          </table:table-cell>
          <table:table-cell office:value-type="float" office:value="81" calcext:value-type="float">
            <text:p>8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250" calcext:value-type="float">
            <text:p>5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6250" calcext:value-type="float">
            <text:p>6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3]*[.W83]" office:value-type="float" office:value="5000" calcext:value-type="float">
            <text:p>5000</text:p>
          </table:table-cell>
          <table:table-cell office:value-type="float" office:value="82" calcext:value-type="float">
            <text:p>8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7000" calcext:value-type="float">
            <text:p>7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4]*[.W84]"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5]*[.W85]" office:value-type="float" office:value="5000" calcext:value-type="float">
            <text:p>5000</text:p>
          </table:table-cell>
          <table:table-cell office:value-type="float" office:value="84" calcext:value-type="float">
            <text:p>8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6000" calcext:value-type="float">
            <text:p>60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6250" calcext:value-type="float">
            <text:p>6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6]*[.W86]" office:value-type="float" office:value="5750" calcext:value-type="float">
            <text:p>5750</text:p>
          </table:table-cell>
          <table:table-cell office:value-type="float" office:value="85" calcext:value-type="float">
            <text:p>8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000" calcext:value-type="float">
            <text:p>6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5500" calcext:value-type="float">
            <text:p>55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7]*[.W87]" office:value-type="float" office:value="5750" calcext:value-type="float">
            <text:p>5750</text:p>
          </table:table-cell>
          <table:table-cell office:value-type="float" office:value="86" calcext:value-type="float">
            <text:p>8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8]*[.W88]" office:value-type="float" office:value="5000" calcext:value-type="float">
            <text:p>5000</text:p>
          </table:table-cell>
          <table:table-cell office:value-type="float" office:value="87" calcext:value-type="float">
            <text:p>8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9]*[.W89]" office:value-type="float" office:value="5000" calcext:value-type="float">
            <text:p>5000</text:p>
          </table:table-cell>
          <table:table-cell office:value-type="float" office:value="88" calcext:value-type="float">
            <text:p>8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6000" calcext:value-type="float">
            <text:p>6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6250" calcext:value-type="float">
            <text:p>62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0]*[.W90]" office:value-type="float" office:value="5750" calcext:value-type="float">
            <text:p>5750</text:p>
          </table:table-cell>
          <table:table-cell office:value-type="float" office:value="89" calcext:value-type="float">
            <text:p>8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1]*[.W91]"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92]*[.W92]" office:value-type="float" office:value="7000" calcext:value-type="float">
            <text:p>7000</text:p>
          </table:table-cell>
          <table:table-cell office:value-type="float" office:value="91" calcext:value-type="float">
            <text:p>9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250" calcext:value-type="float">
            <text:p>52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3]*[.W93]" office:value-type="float" office:value="5750" calcext:value-type="float">
            <text:p>5750</text:p>
          </table:table-cell>
          <table:table-cell office:value-type="float" office:value="92" calcext:value-type="float">
            <text:p>9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4]*[.W94]" office:value-type="float" office:value="5000" calcext:value-type="float">
            <text:p>5000</text:p>
          </table:table-cell>
          <table:table-cell office:value-type="float" office:value="93" calcext:value-type="float">
            <text:p>9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6000" calcext:value-type="float">
            <text:p>6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7000" calcext:value-type="float">
            <text:p>7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5]*[.W95]" office:value-type="float" office:value="5000" calcext:value-type="float">
            <text:p>5000</text:p>
          </table:table-cell>
          <table:table-cell office:value-type="float" office:value="94" calcext:value-type="float">
            <text:p>9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250" calcext:value-type="float">
            <text:p>5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6]*[.W96]" office:value-type="float" office:value="5750" calcext:value-type="float">
            <text:p>5750</text:p>
          </table:table-cell>
          <table:table-cell office:value-type="float" office:value="95" calcext:value-type="float">
            <text:p>9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000" calcext:value-type="float">
            <text:p>6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7]*[.W97]" office:value-type="float" office:value="5000" calcext:value-type="float">
            <text:p>5000</text:p>
          </table:table-cell>
          <table:table-cell office:value-type="float" office:value="96" calcext:value-type="float">
            <text:p>9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000" calcext:value-type="float">
            <text:p>6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98]*[.W98]" office:value-type="float" office:value="7000" calcext:value-type="float">
            <text:p>7000</text:p>
          </table:table-cell>
          <table:table-cell office:value-type="float" office:value="97" calcext:value-type="float">
            <text:p>9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250" calcext:value-type="float">
            <text:p>5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9]*[.W99]" office:value-type="float" office:value="5000" calcext:value-type="float">
            <text:p>5000</text:p>
          </table:table-cell>
          <table:table-cell office:value-type="float" office:value="98" calcext:value-type="float">
            <text:p>9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0]*[.W100]"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250" calcext:value-type="float">
            <text:p>5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6250" calcext:value-type="float">
            <text:p>6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1]*[.W101]"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9" table:default-cell-style-name="ce1"/>
        <table:table-column table:style-name="co5" table:number-columns-repeated="1005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列目　左から１1番目のブロック　削除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formula="of:=[.F2]+[.F3]+[.F6]/3" office:value-type="float" office:value="13750" calcext:value-type="float">
            <text:p>13750</text:p>
          </table:table-cell>
          <table:table-cell/>
          <table:table-cell office:value-type="string" calcext:value-type="string">
            <text:p>4列目　左から１2番目のブロック　削除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3]+[.O5]+[.O18]/3" office:value-type="float" office:value="14250" calcext:value-type="float">
            <text:p>14250</text:p>
          </table:table-cell>
          <table:table-cell/>
          <table:table-cell table:style-name="Default"/>
          <table:table-cell table:number-columns-repeated="100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250" calcext:value-type="float">
            <text:p>5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5790" calcext:value-type="float">
            <text:p>579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5977.5" calcext:value-type="float">
            <text:p>5977.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250" calcext:value-type="float">
            <text:p>5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250" calcext:value-type="float">
            <text:p>52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7500" calcext:value-type="float">
            <text:p>75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500" calcext:value-type="float">
            <text:p>7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7500" calcext:value-type="float">
            <text:p>750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7500" calcext:value-type="float">
            <text:p>75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7500" calcext:value-type="float">
            <text:p>75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250" calcext:value-type="float">
            <text:p>6250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250" calcext:value-type="float">
            <text:p>525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6250" calcext:value-type="float">
            <text:p>6250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000" calcext:value-type="float">
            <text:p>60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500" calcext:value-type="float">
            <text:p>7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000" calcext:value-type="float">
            <text:p>6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000" calcext:value-type="float">
            <text:p>60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5500" calcext:value-type="float">
            <text:p>5500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250" calcext:value-type="float">
            <text:p>5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5500" calcext:value-type="float">
            <text:p>5500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250" calcext:value-type="float">
            <text:p>5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5500" calcext:value-type="float">
            <text:p>5500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250" calcext:value-type="float">
            <text:p>5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6250" calcext:value-type="float">
            <text:p>6250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250" calcext:value-type="float">
            <text:p>52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6000" calcext:value-type="float">
            <text:p>6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250" calcext:value-type="float">
            <text:p>5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7500" calcext:value-type="float">
            <text:p>7500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250" calcext:value-type="float">
            <text:p>52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5500" calcext:value-type="float">
            <text:p>5500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250" calcext:value-type="float">
            <text:p>52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250" calcext:value-type="float">
            <text:p>5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6000" calcext:value-type="float">
            <text:p>6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250" calcext:value-type="float">
            <text:p>5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6250" calcext:value-type="float">
            <text:p>6250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250" calcext:value-type="float">
            <text:p>52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000" calcext:value-type="float">
            <text:p>60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250" calcext:value-type="float">
            <text:p>5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6250" calcext:value-type="float">
            <text:p>6250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7500" calcext:value-type="float">
            <text:p>750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250" calcext:value-type="float">
            <text:p>5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250" calcext:value-type="float">
            <text:p>5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7500" calcext:value-type="float">
            <text:p>7500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000" calcext:value-type="float">
            <text:p>60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5500" calcext:value-type="float">
            <text:p>5500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6250" calcext:value-type="float">
            <text:p>6250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000" calcext:value-type="float">
            <text:p>6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5500" calcext:value-type="float">
            <text:p>5500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250" calcext:value-type="float">
            <text:p>5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7500" calcext:value-type="float">
            <text:p>7500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7500" calcext:value-type="float">
            <text:p>7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250" calcext:value-type="float">
            <text:p>5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6250" calcext:value-type="float">
            <text:p>6250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6250" calcext:value-type="float">
            <text:p>6250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000" calcext:value-type="float">
            <text:p>6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5500" calcext:value-type="float">
            <text:p>5500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7500" calcext:value-type="float">
            <text:p>7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6250" calcext:value-type="float">
            <text:p>6250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5500" calcext:value-type="float">
            <text:p>5500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000" calcext:value-type="float">
            <text:p>6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7500" calcext:value-type="float">
            <text:p>7500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250" calcext:value-type="float">
            <text:p>525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6250" calcext:value-type="float">
            <text:p>6250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7500" calcext:value-type="float">
            <text:p>7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250" calcext:value-type="float">
            <text:p>5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250" calcext:value-type="float">
            <text:p>5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5500" calcext:value-type="float">
            <text:p>5500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000" calcext:value-type="float">
            <text:p>6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7500" calcext:value-type="float">
            <text:p>7500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6000" calcext:value-type="float">
            <text:p>6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250" calcext:value-type="float">
            <text:p>52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5500" calcext:value-type="float">
            <text:p>5500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5500" calcext:value-type="float">
            <text:p>550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000" calcext:value-type="float">
            <text:p>6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000" calcext:value-type="float">
            <text:p>6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5500" calcext:value-type="float">
            <text:p>5500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250" calcext:value-type="float">
            <text:p>52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5500" calcext:value-type="float">
            <text:p>5500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250" calcext:value-type="float">
            <text:p>5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5500" calcext:value-type="float">
            <text:p>5500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7500" calcext:value-type="float">
            <text:p>75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5500" calcext:value-type="float">
            <text:p>5500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000" calcext:value-type="float">
            <text:p>6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6250" calcext:value-type="float">
            <text:p>6250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250" calcext:value-type="float">
            <text:p>52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6250" calcext:value-type="float">
            <text:p>6250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000" calcext:value-type="float">
            <text:p>6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5500" calcext:value-type="float">
            <text:p>5500</text:p>
          </table:table-cell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6000" calcext:value-type="float">
            <text:p>6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7500" calcext:value-type="float">
            <text:p>7500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6250" calcext:value-type="float">
            <text:p>6250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000" calcext:value-type="float">
            <text:p>60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7500" calcext:value-type="float">
            <text:p>7500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6000" calcext:value-type="float">
            <text:p>6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6000" calcext:value-type="float">
            <text:p>6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5500" calcext:value-type="float">
            <text:p>550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000" calcext:value-type="float">
            <text:p>6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250" calcext:value-type="float">
            <text:p>5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5500" calcext:value-type="float">
            <text:p>5500</text:p>
          </table:table-cell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000" calcext:value-type="float">
            <text:p>60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250" calcext:value-type="float">
            <text:p>5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">
        <table:table-column table:style-name="co38" table:default-cell-style-name="ce1"/>
        <table:table-column table:style-name="co40" table:default-cell-style-name="ce1"/>
        <table:table-column table:style-name="co41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8" table:default-cell-style-name="ce1"/>
        <table:table-column table:style-name="co49" table:default-cell-style-name="ce1"/>
        <table:table-column table:style-name="co26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number-columns-repeated="988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250" calcext:value-type="float">
            <text:p>6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]*[.W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2]*[.AF2]"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3列目　左から１3番目のブロック　削除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 office:value-type="float" office:value="2" calcext:value-type="float">
            <text:p>2</text:p>
          </table:table-cell>
          <table:table-cell table:formula="of:=[.F2]+[.F4]+[.F67]/3" office:value-type="float" office:value="15916.6666666667" calcext:value-type="float">
            <text:p>15916.6666666667</text:p>
          </table:table-cell>
          <table:table-cell/>
          <table:table-cell office:value-type="string" calcext:value-type="string">
            <text:p>3列目　左から１0番目のブロック　削除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2]+[.O5]+[.O71]/3" office:value-type="float" office:value="14416.6666666667" calcext:value-type="float">
            <text:p>14416.6666666667</text:p>
          </table:table-cell>
          <table:table-cell/>
          <table:table-cell office:value-type="string" calcext:value-type="string">
            <text:p>3列目　左から3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]*[.W3]"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formula="of:=[.X2]+[.X3]/2" office:value-type="float" office:value="8875" calcext:value-type="float">
            <text:p>8875</text:p>
          </table:table-cell>
          <table:table-cell/>
          <table:table-cell office:value-type="string" calcext:value-type="string">
            <text:p>3列目　左から16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3]*[.AF3]"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table:formula="of:=[.AG3]+[.AG4]/2" office:value-type="float" office:value="10875" calcext:value-type="float">
            <text:p>10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]*[.W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]*[.AF4]" office:value-type="float" office:value="7750" calcext:value-type="float">
            <text:p>7750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]*[.W5]"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]*[.AF5]"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]*[.W6]"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]*[.AF6]"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6675" calcext:value-type="float">
            <text:p>66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6002.5" calcext:value-type="float">
            <text:p>600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]*[.W7]" office:value-type="float" office:value="4875" calcext:value-type="float">
            <text:p>4875</text:p>
          </table:table-cell>
          <table:table-cell office:value-type="float" office:value="6" calcext:value-type="float">
            <text:p>6</text:p>
          </table:table-cell>
          <table:table-cell table:formula="of:=AVERAGE([.X2:.X101])" office:value-type="float" office:value="6906.25" calcext:value-type="float">
            <text:p>6906.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]*[.AF7]" office:value-type="float" office:value="7750" calcext:value-type="float">
            <text:p>7750</text:p>
          </table:table-cell>
          <table:table-cell office:value-type="float" office:value="6" calcext:value-type="float">
            <text:p>6</text:p>
          </table:table-cell>
          <table:table-cell table:formula="of:=AVERAGE([.AG2:.AG101])" office:value-type="float" office:value="7602.5" calcext:value-type="float">
            <text:p>7602.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7000" calcext:value-type="float">
            <text:p>7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]*[.W8]" office:value-type="float" office:value="8000" calcext:value-type="float">
            <text:p>8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]*[.AF8]" office:value-type="float" office:value="7750" calcext:value-type="float">
            <text:p>775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]*[.W9]" office:value-type="float" office:value="4875" calcext:value-type="float">
            <text:p>487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]*[.AF9]" office:value-type="float" office:value="7750" calcext:value-type="float">
            <text:p>7750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7000" calcext:value-type="float">
            <text:p>7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0]*[.W10]" office:value-type="float" office:value="4875" calcext:value-type="float">
            <text:p>487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]*[.AF10]" office:value-type="float" office:value="7750" calcext:value-type="float">
            <text:p>7750</text:p>
          </table:table-cell>
          <table:table-cell office:value-type="float" office:value="9" calcext:value-type="float">
            <text:p>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1]*[.W11]"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1]*[.AF11]"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2]*[.W12]" office:value-type="float" office:value="8000" calcext:value-type="float">
            <text:p>8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2]*[.AF12]" office:value-type="float" office:value="7000" calcext:value-type="float">
            <text:p>7000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3]*[.W13]" office:value-type="float" office:value="8000" calcext:value-type="float">
            <text:p>80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3]*[.AF13]"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250" calcext:value-type="float">
            <text:p>62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4]*[.W14]" office:value-type="float" office:value="8000" calcext:value-type="float">
            <text:p>8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4]*[.AF14]" office:value-type="float" office:value="7750" calcext:value-type="float">
            <text:p>7750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7000" calcext:value-type="float">
            <text:p>7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5]*[.W15]" office:value-type="float" office:value="8000" calcext:value-type="float">
            <text:p>8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5]*[.AF15]" office:value-type="float" office:value="7750" calcext:value-type="float">
            <text:p>7750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7000" calcext:value-type="float">
            <text:p>70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6]*[.W16]" office:value-type="float" office:value="8000" calcext:value-type="float">
            <text:p>80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6]*[.AF16]" office:value-type="float" office:value="7750" calcext:value-type="float">
            <text:p>7750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000" calcext:value-type="float">
            <text:p>7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7]*[.W17]"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7]*[.AF17]" office:value-type="float" office:value="7750" calcext:value-type="float">
            <text:p>7750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000" calcext:value-type="float">
            <text:p>70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6250" calcext:value-type="float">
            <text:p>62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8]*[.W18]" office:value-type="float" office:value="4875" calcext:value-type="float">
            <text:p>487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8]*[.AF18]" office:value-type="float" office:value="7750" calcext:value-type="float">
            <text:p>7750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5500" calcext:value-type="float">
            <text:p>55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9]*[.W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9]*[.AF19]" office:value-type="float" office:value="7750" calcext:value-type="float">
            <text:p>7750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7000" calcext:value-type="float">
            <text:p>7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250" calcext:value-type="float">
            <text:p>6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0]*[.W20]" office:value-type="float" office:value="8000" calcext:value-type="float">
            <text:p>8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0]*[.AF20]" office:value-type="float" office:value="7750" calcext:value-type="float">
            <text:p>7750</text:p>
          </table:table-cell>
          <table:table-cell office:value-type="float" office:value="19" calcext:value-type="float">
            <text:p>1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7000" calcext:value-type="float">
            <text:p>7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1]*[.W21]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1]*[.AF21]" office:value-type="float" office:value="7750" calcext:value-type="float">
            <text:p>7750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2]*[.W22]" office:value-type="float" office:value="8000" calcext:value-type="float">
            <text:p>8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2]*[.AF22]" office:value-type="float" office:value="7750" calcext:value-type="float">
            <text:p>7750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7000" calcext:value-type="float">
            <text:p>70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5500" calcext:value-type="float">
            <text:p>55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3]*[.W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3]*[.AF23]" office:value-type="float" office:value="7750" calcext:value-type="float">
            <text:p>7750</text:p>
          </table:table-cell>
          <table:table-cell office:value-type="float" office:value="22" calcext:value-type="float">
            <text:p>2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4]*[.W24]" office:value-type="float" office:value="8000" calcext:value-type="float">
            <text:p>80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4]*[.AF24]" office:value-type="float" office:value="7750" calcext:value-type="float">
            <text:p>7750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5]*[.W25]"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5]*[.AF25]" office:value-type="float" office:value="7750" calcext:value-type="float">
            <text:p>7750</text:p>
          </table:table-cell>
          <table:table-cell office:value-type="float" office:value="24" calcext:value-type="float">
            <text:p>2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8000" calcext:value-type="float">
            <text:p>80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6250" calcext:value-type="float">
            <text:p>6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6]*[.W26]" office:value-type="float" office:value="4875" calcext:value-type="float">
            <text:p>487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6]*[.AF26]" office:value-type="float" office:value="7750" calcext:value-type="float">
            <text:p>7750</text:p>
          </table:table-cell>
          <table:table-cell office:value-type="float" office:value="25" calcext:value-type="float">
            <text:p>2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7]*[.W27]" office:value-type="float" office:value="8000" calcext:value-type="float">
            <text:p>80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7]*[.AF27]" office:value-type="float" office:value="7750" calcext:value-type="float">
            <text:p>7750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8]*[.W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8]*[.AF28]" office:value-type="float" office:value="7750" calcext:value-type="float">
            <text:p>7750</text:p>
          </table:table-cell>
          <table:table-cell office:value-type="float" office:value="27" calcext:value-type="float">
            <text:p>2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7000" calcext:value-type="float">
            <text:p>7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9]*[.W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29]*[.AF29]" office:value-type="float" office:value="7000" calcext:value-type="float">
            <text:p>7000</text:p>
          </table:table-cell>
          <table:table-cell office:value-type="float" office:value="28" calcext:value-type="float">
            <text:p>2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0]*[.W30]" office:value-type="float" office:value="8000" calcext:value-type="float">
            <text:p>8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0]*[.AF30]" office:value-type="float" office:value="7750" calcext:value-type="float">
            <text:p>7750</text:p>
          </table:table-cell>
          <table:table-cell office:value-type="float" office:value="29" calcext:value-type="float">
            <text:p>2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1]*[.W31]" office:value-type="float" office:value="4875" calcext:value-type="float">
            <text:p>487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1]*[.AF31]" office:value-type="float" office:value="7750" calcext:value-type="float">
            <text:p>7750</text:p>
          </table:table-cell>
          <table:table-cell office:value-type="float" office:value="30" calcext:value-type="float">
            <text:p>3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7000" calcext:value-type="float">
            <text:p>7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250" calcext:value-type="float">
            <text:p>6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2]*[.W32]" office:value-type="float" office:value="8000" calcext:value-type="float">
            <text:p>8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2]*[.AF32]" office:value-type="float" office:value="7750" calcext:value-type="float">
            <text:p>7750</text:p>
          </table:table-cell>
          <table:table-cell office:value-type="float" office:value="31" calcext:value-type="float">
            <text:p>3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7000" calcext:value-type="float">
            <text:p>7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3]*[.W33]" office:value-type="float" office:value="4875" calcext:value-type="float">
            <text:p>487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3]*[.AF33]" office:value-type="float" office:value="7750" calcext:value-type="float">
            <text:p>7750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6250" calcext:value-type="float">
            <text:p>6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4]*[.W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4]*[.AF34]" office:value-type="float" office:value="7750" calcext:value-type="float">
            <text:p>7750</text:p>
          </table:table-cell>
          <table:table-cell office:value-type="float" office:value="33" calcext:value-type="float">
            <text:p>3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6250" calcext:value-type="float">
            <text:p>62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8000" calcext:value-type="float">
            <text:p>80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5]*[.W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5]*[.AF35]" office:value-type="float" office:value="7750" calcext:value-type="float">
            <text:p>7750</text:p>
          </table:table-cell>
          <table:table-cell office:value-type="float" office:value="34" calcext:value-type="float">
            <text:p>3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7000" calcext:value-type="float">
            <text:p>7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6]*[.W36]" office:value-type="float" office:value="8000" calcext:value-type="float">
            <text:p>8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6]*[.AF36]" office:value-type="float" office:value="7750" calcext:value-type="float">
            <text:p>7750</text:p>
          </table:table-cell>
          <table:table-cell office:value-type="float" office:value="35" calcext:value-type="float">
            <text:p>3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000" calcext:value-type="float">
            <text:p>7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7]*[.W37]"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7]*[.AF37]" office:value-type="float" office:value="7750" calcext:value-type="float">
            <text:p>7750</text:p>
          </table:table-cell>
          <table:table-cell office:value-type="float" office:value="36" calcext:value-type="float">
            <text:p>3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8]*[.W38]" office:value-type="float" office:value="4875" calcext:value-type="float">
            <text:p>4875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8]*[.AF38]" office:value-type="float" office:value="7750" calcext:value-type="float">
            <text:p>7750</text:p>
          </table:table-cell>
          <table:table-cell office:value-type="float" office:value="37" calcext:value-type="float">
            <text:p>3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7000" calcext:value-type="float">
            <text:p>7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9]*[.W39]" office:value-type="float" office:value="8000" calcext:value-type="float">
            <text:p>8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39]*[.AF39]" office:value-type="float" office:value="7000" calcext:value-type="float">
            <text:p>7000</text:p>
          </table:table-cell>
          <table:table-cell office:value-type="float" office:value="38" calcext:value-type="float">
            <text:p>3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0]*[.W40]"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0]*[.AF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1]*[.W41]" office:value-type="float" office:value="8000" calcext:value-type="float">
            <text:p>8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1]*[.AF41]" office:value-type="float" office:value="7750" calcext:value-type="float">
            <text:p>7750</text:p>
          </table:table-cell>
          <table:table-cell office:value-type="float" office:value="40" calcext:value-type="float">
            <text:p>4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2]*[.W42]" office:value-type="float" office:value="8000" calcext:value-type="float">
            <text:p>80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2]*[.AF42]" office:value-type="float" office:value="7750" calcext:value-type="float">
            <text:p>7750</text:p>
          </table:table-cell>
          <table:table-cell office:value-type="float" office:value="41" calcext:value-type="float">
            <text:p>4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7000" calcext:value-type="float">
            <text:p>7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6250" calcext:value-type="float">
            <text:p>62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3]*[.W43]" office:value-type="float" office:value="4875" calcext:value-type="float">
            <text:p>487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3]*[.AF43]" office:value-type="float" office:value="7750" calcext:value-type="float">
            <text:p>7750</text:p>
          </table:table-cell>
          <table:table-cell office:value-type="float" office:value="42" calcext:value-type="float">
            <text:p>4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6250" calcext:value-type="float">
            <text:p>6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8000" calcext:value-type="float">
            <text:p>8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4]*[.W44]" office:value-type="float" office:value="4875" calcext:value-type="float">
            <text:p>4875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4]*[.AF44]" office:value-type="float" office:value="7750" calcext:value-type="float">
            <text:p>7750</text:p>
          </table:table-cell>
          <table:table-cell office:value-type="float" office:value="43" calcext:value-type="float">
            <text:p>4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5]*[.W45]" office:value-type="float" office:value="8000" calcext:value-type="float">
            <text:p>80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5]*[.AF45]" office:value-type="float" office:value="7750" calcext:value-type="float">
            <text:p>7750</text:p>
          </table:table-cell>
          <table:table-cell office:value-type="float" office:value="44" calcext:value-type="float">
            <text:p>4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6]*[.W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6]*[.AF46]" office:value-type="float" office:value="7000" calcext:value-type="float">
            <text:p>7000</text:p>
          </table:table-cell>
          <table:table-cell office:value-type="float" office:value="45" calcext:value-type="float">
            <text:p>4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7]*[.W47]" office:value-type="float" office:value="8000" calcext:value-type="float">
            <text:p>80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7]*[.AF47]" office:value-type="float" office:value="7750" calcext:value-type="float">
            <text:p>7750</text:p>
          </table:table-cell>
          <table:table-cell office:value-type="float" office:value="46" calcext:value-type="float">
            <text:p>4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7000" calcext:value-type="float">
            <text:p>7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8]*[.W48]" office:value-type="float" office:value="8000" calcext:value-type="float">
            <text:p>8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8]*[.AF48]" office:value-type="float" office:value="7000" calcext:value-type="float">
            <text:p>7000</text:p>
          </table:table-cell>
          <table:table-cell office:value-type="float" office:value="47" calcext:value-type="float">
            <text:p>4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250" calcext:value-type="float">
            <text:p>62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5500" calcext:value-type="float">
            <text:p>55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9]*[.W49]" office:value-type="float" office:value="4875" calcext:value-type="float">
            <text:p>487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9]*[.AF49]" office:value-type="float" office:value="7750" calcext:value-type="float">
            <text:p>7750</text:p>
          </table:table-cell>
          <table:table-cell office:value-type="float" office:value="48" calcext:value-type="float">
            <text:p>4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5500" calcext:value-type="float">
            <text:p>55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0]*[.W50]"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0]*[.AF50]" office:value-type="float" office:value="7750" calcext:value-type="float">
            <text:p>7750</text:p>
          </table:table-cell>
          <table:table-cell office:value-type="float" office:value="49" calcext:value-type="float">
            <text:p>4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1]*[.W51]"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1]*[.AF51]" office:value-type="float" office:value="7750" calcext:value-type="float">
            <text:p>7750</text:p>
          </table:table-cell>
          <table:table-cell office:value-type="float" office:value="50" calcext:value-type="float">
            <text:p>5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7000" calcext:value-type="float">
            <text:p>7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2]*[.W52]" office:value-type="float" office:value="4875" calcext:value-type="float">
            <text:p>487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2]*[.AF52]" office:value-type="float" office:value="7750" calcext:value-type="float">
            <text:p>7750</text:p>
          </table:table-cell>
          <table:table-cell office:value-type="float" office:value="51" calcext:value-type="float">
            <text:p>5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3]*[.W53]"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3]*[.AF53]" office:value-type="float" office:value="7000" calcext:value-type="float">
            <text:p>7000</text:p>
          </table:table-cell>
          <table:table-cell office:value-type="float" office:value="52" calcext:value-type="float">
            <text:p>5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4]*[.W54]" office:value-type="float" office:value="4875" calcext:value-type="float">
            <text:p>4875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4]*[.AF54]" office:value-type="float" office:value="7000" calcext:value-type="float">
            <text:p>7000</text:p>
          </table:table-cell>
          <table:table-cell office:value-type="float" office:value="53" calcext:value-type="float">
            <text:p>5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5]*[.W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5]*[.AF55]" office:value-type="float" office:value="7750" calcext:value-type="float">
            <text:p>7750</text:p>
          </table:table-cell>
          <table:table-cell office:value-type="float" office:value="54" calcext:value-type="float">
            <text:p>5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7000" calcext:value-type="float">
            <text:p>7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5500" calcext:value-type="float">
            <text:p>5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6]*[.W56]" office:value-type="float" office:value="8000" calcext:value-type="float">
            <text:p>8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6]*[.AF56]" office:value-type="float" office:value="7750" calcext:value-type="float">
            <text:p>7750</text:p>
          </table:table-cell>
          <table:table-cell office:value-type="float" office:value="55" calcext:value-type="float">
            <text:p>5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7000" calcext:value-type="float">
            <text:p>7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7]*[.W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7]*[.AF57]" office:value-type="float" office:value="7750" calcext:value-type="float">
            <text:p>7750</text:p>
          </table:table-cell>
          <table:table-cell office:value-type="float" office:value="56" calcext:value-type="float">
            <text:p>5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6250" calcext:value-type="float">
            <text:p>62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8000" calcext:value-type="float">
            <text:p>8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8]*[.W58]" office:value-type="float" office:value="4875" calcext:value-type="float">
            <text:p>4875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8]*[.AF58]" office:value-type="float" office:value="7750" calcext:value-type="float">
            <text:p>7750</text:p>
          </table:table-cell>
          <table:table-cell office:value-type="float" office:value="57" calcext:value-type="float">
            <text:p>5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9]*[.W59]" office:value-type="float" office:value="8000" calcext:value-type="float">
            <text:p>8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9]*[.AF59]" office:value-type="float" office:value="7750" calcext:value-type="float">
            <text:p>7750</text:p>
          </table:table-cell>
          <table:table-cell office:value-type="float" office:value="58" calcext:value-type="float">
            <text:p>5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0]*[.W60]" office:value-type="float" office:value="4875" calcext:value-type="float">
            <text:p>4875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0]*[.AF60]" office:value-type="float" office:value="7000" calcext:value-type="float">
            <text:p>7000</text:p>
          </table:table-cell>
          <table:table-cell office:value-type="float" office:value="59" calcext:value-type="float">
            <text:p>5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1]*[.W61]" office:value-type="float" office:value="4875" calcext:value-type="float">
            <text:p>487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1]*[.AF61]" office:value-type="float" office:value="7750" calcext:value-type="float">
            <text:p>7750</text:p>
          </table:table-cell>
          <table:table-cell office:value-type="float" office:value="60" calcext:value-type="float">
            <text:p>6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7000" calcext:value-type="float">
            <text:p>7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2]*[.W62]" office:value-type="float" office:value="8000" calcext:value-type="float">
            <text:p>8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2]*[.AF62]" office:value-type="float" office:value="7000" calcext:value-type="float">
            <text:p>7000</text:p>
          </table:table-cell>
          <table:table-cell office:value-type="float" office:value="61" calcext:value-type="float">
            <text:p>6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7000" calcext:value-type="float">
            <text:p>7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6250" calcext:value-type="float">
            <text:p>62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3]*[.W63]" office:value-type="float" office:value="8000" calcext:value-type="float">
            <text:p>8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3]*[.AF63]" office:value-type="float" office:value="7750" calcext:value-type="float">
            <text:p>7750</text:p>
          </table:table-cell>
          <table:table-cell office:value-type="float" office:value="62" calcext:value-type="float">
            <text:p>6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7000" calcext:value-type="float">
            <text:p>7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5500" calcext:value-type="float">
            <text:p>55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4]*[.W64]" office:value-type="float" office:value="8000" calcext:value-type="float">
            <text:p>8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4]*[.AF64]" office:value-type="float" office:value="7750" calcext:value-type="float">
            <text:p>7750</text:p>
          </table:table-cell>
          <table:table-cell office:value-type="float" office:value="63" calcext:value-type="float">
            <text:p>6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7000" calcext:value-type="float">
            <text:p>70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5]*[.W65]" office:value-type="float" office:value="4875" calcext:value-type="float">
            <text:p>4875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5]*[.AF65]" office:value-type="float" office:value="7000" calcext:value-type="float">
            <text:p>7000</text:p>
          </table:table-cell>
          <table:table-cell office:value-type="float" office:value="64" calcext:value-type="float">
            <text:p>6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6]*[.W66]"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6]*[.AF66]" office:value-type="float" office:value="7750" calcext:value-type="float">
            <text:p>7750</text:p>
          </table:table-cell>
          <table:table-cell office:value-type="float" office:value="65" calcext:value-type="float">
            <text:p>6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8000" calcext:value-type="float">
            <text:p>8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5500" calcext:value-type="float">
            <text:p>55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7]*[.W67]" office:value-type="float" office:value="8000" calcext:value-type="float">
            <text:p>8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7]*[.AF67]" office:value-type="float" office:value="7750" calcext:value-type="float">
            <text:p>7750</text:p>
          </table:table-cell>
          <table:table-cell office:value-type="float" office:value="66" calcext:value-type="float">
            <text:p>6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7000" calcext:value-type="float">
            <text:p>7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5500" calcext:value-type="float">
            <text:p>5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8]*[.W68]" office:value-type="float" office:value="8000" calcext:value-type="float">
            <text:p>8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8]*[.AF68]" office:value-type="float" office:value="7750" calcext:value-type="float">
            <text:p>7750</text:p>
          </table:table-cell>
          <table:table-cell office:value-type="float" office:value="67" calcext:value-type="float">
            <text:p>6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5500" calcext:value-type="float">
            <text:p>5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9]*[.W69]" office:value-type="float" office:value="8000" calcext:value-type="float">
            <text:p>80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9]*[.AF69]" office:value-type="float" office:value="7000" calcext:value-type="float">
            <text:p>7000</text:p>
          </table:table-cell>
          <table:table-cell office:value-type="float" office:value="68" calcext:value-type="float">
            <text:p>6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0]*[.W70]" office:value-type="float" office:value="8000" calcext:value-type="float">
            <text:p>80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0]*[.AF70]" office:value-type="float" office:value="7750" calcext:value-type="float">
            <text:p>7750</text:p>
          </table:table-cell>
          <table:table-cell office:value-type="float" office:value="69" calcext:value-type="float">
            <text:p>6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8000" calcext:value-type="float">
            <text:p>8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1]*[.W71]" office:value-type="float" office:value="8000" calcext:value-type="float">
            <text:p>8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1]*[.AF71]" office:value-type="float" office:value="7750" calcext:value-type="float">
            <text:p>7750</text:p>
          </table:table-cell>
          <table:table-cell office:value-type="float" office:value="70" calcext:value-type="float">
            <text:p>7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7000" calcext:value-type="float">
            <text:p>70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5500" calcext:value-type="float">
            <text:p>55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2]*[.W72]" office:value-type="float" office:value="8000" calcext:value-type="float">
            <text:p>80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2]*[.AF72]" office:value-type="float" office:value="7750" calcext:value-type="float">
            <text:p>7750</text:p>
          </table:table-cell>
          <table:table-cell office:value-type="float" office:value="71" calcext:value-type="float">
            <text:p>7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5500" calcext:value-type="float">
            <text:p>55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3]*[.W73]" office:value-type="float" office:value="8000" calcext:value-type="float">
            <text:p>8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3]*[.AF73]" office:value-type="float" office:value="7750" calcext:value-type="float">
            <text:p>7750</text:p>
          </table:table-cell>
          <table:table-cell office:value-type="float" office:value="72" calcext:value-type="float">
            <text:p>7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000" calcext:value-type="float">
            <text:p>8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4]*[.W74]" office:value-type="float" office:value="4875" calcext:value-type="float">
            <text:p>487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4]*[.AF74]" office:value-type="float" office:value="7750" calcext:value-type="float">
            <text:p>7750</text:p>
          </table:table-cell>
          <table:table-cell office:value-type="float" office:value="73" calcext:value-type="float">
            <text:p>7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7000" calcext:value-type="float">
            <text:p>70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5500" calcext:value-type="float">
            <text:p>55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5]*[.W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5]*[.AF75]" office:value-type="float" office:value="7750" calcext:value-type="float">
            <text:p>7750</text:p>
          </table:table-cell>
          <table:table-cell office:value-type="float" office:value="74" calcext:value-type="float">
            <text:p>7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6]*[.W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AE76]*[.AF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7]*[.W77]" office:value-type="float" office:value="8000" calcext:value-type="float">
            <text:p>800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7]*[.AF77]" office:value-type="float" office:value="7750" calcext:value-type="float">
            <text:p>7750</text:p>
          </table:table-cell>
          <table:table-cell office:value-type="float" office:value="76" calcext:value-type="float">
            <text:p>7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5500" calcext:value-type="float">
            <text:p>5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8]*[.W78]" office:value-type="float" office:value="8000" calcext:value-type="float">
            <text:p>8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8]*[.AF78]" office:value-type="float" office:value="7750" calcext:value-type="float">
            <text:p>7750</text:p>
          </table:table-cell>
          <table:table-cell office:value-type="float" office:value="77" calcext:value-type="float">
            <text:p>7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7000" calcext:value-type="float">
            <text:p>7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8000" calcext:value-type="float">
            <text:p>8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9]*[.W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9]*[.AF79]" office:value-type="float" office:value="7750" calcext:value-type="float">
            <text:p>7750</text:p>
          </table:table-cell>
          <table:table-cell office:value-type="float" office:value="78" calcext:value-type="float">
            <text:p>7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7000" calcext:value-type="float">
            <text:p>7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0]*[.W80]" office:value-type="float" office:value="8000" calcext:value-type="float">
            <text:p>8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0]*[.AF80]" office:value-type="float" office:value="7750" calcext:value-type="float">
            <text:p>7750</text:p>
          </table:table-cell>
          <table:table-cell office:value-type="float" office:value="79" calcext:value-type="float">
            <text:p>7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7000" calcext:value-type="float">
            <text:p>7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1]*[.W81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1]*[.AF81]" office:value-type="float" office:value="7750" calcext:value-type="float">
            <text:p>7750</text:p>
          </table:table-cell>
          <table:table-cell office:value-type="float" office:value="80" calcext:value-type="float">
            <text:p>8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7000" calcext:value-type="float">
            <text:p>70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5500" calcext:value-type="float">
            <text:p>55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2]*[.W82]" office:value-type="float" office:value="8000" calcext:value-type="float">
            <text:p>80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2]*[.AF82]" office:value-type="float" office:value="7750" calcext:value-type="float">
            <text:p>7750</text:p>
          </table:table-cell>
          <table:table-cell office:value-type="float" office:value="81" calcext:value-type="float">
            <text:p>8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7000" calcext:value-type="float">
            <text:p>7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6250" calcext:value-type="float">
            <text:p>6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3]*[.W83]" office:value-type="float" office:value="8000" calcext:value-type="float">
            <text:p>8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3]*[.AF83]" office:value-type="float" office:value="7750" calcext:value-type="float">
            <text:p>7750</text:p>
          </table:table-cell>
          <table:table-cell office:value-type="float" office:value="82" calcext:value-type="float">
            <text:p>8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4]*[.W84]" office:value-type="float" office:value="4875" calcext:value-type="float">
            <text:p>4875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4]*[.AF84]" office:value-type="float" office:value="7750" calcext:value-type="float">
            <text:p>7750</text:p>
          </table:table-cell>
          <table:table-cell office:value-type="float" office:value="83" calcext:value-type="float">
            <text:p>8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7000" calcext:value-type="float">
            <text:p>7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5]*[.W85]" office:value-type="float" office:value="8000" calcext:value-type="float">
            <text:p>8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5]*[.AF85]" office:value-type="float" office:value="7750" calcext:value-type="float">
            <text:p>7750</text:p>
          </table:table-cell>
          <table:table-cell office:value-type="float" office:value="84" calcext:value-type="float">
            <text:p>8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6250" calcext:value-type="float">
            <text:p>6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6]*[.W86]" office:value-type="float" office:value="8000" calcext:value-type="float">
            <text:p>80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86]*[.AF86]" office:value-type="float" office:value="7000" calcext:value-type="float">
            <text:p>7000</text:p>
          </table:table-cell>
          <table:table-cell office:value-type="float" office:value="85" calcext:value-type="float">
            <text:p>8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7000" calcext:value-type="float">
            <text:p>7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5500" calcext:value-type="float">
            <text:p>55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7]*[.W87]" office:value-type="float" office:value="8000" calcext:value-type="float">
            <text:p>8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7]*[.AF87]" office:value-type="float" office:value="7750" calcext:value-type="float">
            <text:p>7750</text:p>
          </table:table-cell>
          <table:table-cell office:value-type="float" office:value="86" calcext:value-type="float">
            <text:p>8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8000" calcext:value-type="float">
            <text:p>8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8]*[.W88]" office:value-type="float" office:value="8000" calcext:value-type="float">
            <text:p>8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8]*[.AF88]" office:value-type="float" office:value="7750" calcext:value-type="float">
            <text:p>7750</text:p>
          </table:table-cell>
          <table:table-cell office:value-type="float" office:value="87" calcext:value-type="float">
            <text:p>8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5500" calcext:value-type="float">
            <text:p>55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9]*[.W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9]*[.AF89]" office:value-type="float" office:value="7750" calcext:value-type="float">
            <text:p>7750</text:p>
          </table:table-cell>
          <table:table-cell office:value-type="float" office:value="88" calcext:value-type="float">
            <text:p>8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7000" calcext:value-type="float">
            <text:p>7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0]*[.W90]" office:value-type="float" office:value="8000" calcext:value-type="float">
            <text:p>8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0]*[.AF90]" office:value-type="float" office:value="7750" calcext:value-type="float">
            <text:p>7750</text:p>
          </table:table-cell>
          <table:table-cell office:value-type="float" office:value="89" calcext:value-type="float">
            <text:p>8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5500" calcext:value-type="float">
            <text:p>55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1]*[.W91]" office:value-type="float" office:value="4875" calcext:value-type="float">
            <text:p>4875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1]*[.AF91]" office:value-type="float" office:value="7750" calcext:value-type="float">
            <text:p>7750</text:p>
          </table:table-cell>
          <table:table-cell office:value-type="float" office:value="90" calcext:value-type="float">
            <text:p>9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6250" calcext:value-type="float">
            <text:p>6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2]*[.W92]" office:value-type="float" office:value="4875" calcext:value-type="float">
            <text:p>487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2]*[.AF92]" office:value-type="float" office:value="7750" calcext:value-type="float">
            <text:p>7750</text:p>
          </table:table-cell>
          <table:table-cell office:value-type="float" office:value="91" calcext:value-type="float">
            <text:p>9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7000" calcext:value-type="float">
            <text:p>70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5500" calcext:value-type="float">
            <text:p>55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3]*[.W93]" office:value-type="float" office:value="4875" calcext:value-type="float">
            <text:p>4875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3]*[.AF93]" office:value-type="float" office:value="7750" calcext:value-type="float">
            <text:p>7750</text:p>
          </table:table-cell>
          <table:table-cell office:value-type="float" office:value="92" calcext:value-type="float">
            <text:p>9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5500" calcext:value-type="float">
            <text:p>55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4]*[.W94]" office:value-type="float" office:value="8000" calcext:value-type="float">
            <text:p>8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94]*[.AF94]" office:value-type="float" office:value="7000" calcext:value-type="float">
            <text:p>7000</text:p>
          </table:table-cell>
          <table:table-cell office:value-type="float" office:value="93" calcext:value-type="float">
            <text:p>9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7000" calcext:value-type="float">
            <text:p>7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5]*[.W95]" office:value-type="float" office:value="8000" calcext:value-type="float">
            <text:p>8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5]*[.AF95]" office:value-type="float" office:value="7750" calcext:value-type="float">
            <text:p>7750</text:p>
          </table:table-cell>
          <table:table-cell office:value-type="float" office:value="94" calcext:value-type="float">
            <text:p>9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6]*[.W96]" office:value-type="float" office:value="8000" calcext:value-type="float">
            <text:p>8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6]*[.AF96]" office:value-type="float" office:value="7750" calcext:value-type="float">
            <text:p>7750</text:p>
          </table:table-cell>
          <table:table-cell office:value-type="float" office:value="95" calcext:value-type="float">
            <text:p>9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7000" calcext:value-type="float">
            <text:p>7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6250" calcext:value-type="float">
            <text:p>62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7]*[.W97]" office:value-type="float" office:value="8000" calcext:value-type="float">
            <text:p>8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7]*[.AF97]" office:value-type="float" office:value="7750" calcext:value-type="float">
            <text:p>7750</text:p>
          </table:table-cell>
          <table:table-cell office:value-type="float" office:value="96" calcext:value-type="float">
            <text:p>9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7000" calcext:value-type="float">
            <text:p>7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8]*[.W98]" office:value-type="float" office:value="8000" calcext:value-type="float">
            <text:p>8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8]*[.AF98]" office:value-type="float" office:value="7750" calcext:value-type="float">
            <text:p>7750</text:p>
          </table:table-cell>
          <table:table-cell office:value-type="float" office:value="97" calcext:value-type="float">
            <text:p>9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9]*[.W99]" office:value-type="float" office:value="8000" calcext:value-type="float">
            <text:p>80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9]*[.AF99]" office:value-type="float" office:value="7750" calcext:value-type="float">
            <text:p>7750</text:p>
          </table:table-cell>
          <table:table-cell office:value-type="float" office:value="98" calcext:value-type="float">
            <text:p>9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00]*[.W100]"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0]*[.AF100]" office:value-type="float" office:value="7750" calcext:value-type="float">
            <text:p>7750</text:p>
          </table:table-cell>
          <table:table-cell office:value-type="float" office:value="99" calcext:value-type="float">
            <text:p>9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7000" calcext:value-type="float">
            <text:p>70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01]*[.W101]" office:value-type="float" office:value="4875" calcext:value-type="float">
            <text:p>487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1]*[.AF101]" office:value-type="float" office:value="7750" calcext:value-type="float">
            <text:p>7750</text:p>
          </table:table-cell>
          <table:table-cell office:value-type="float" office:value="100" calcext:value-type="float">
            <text:p>100</text:p>
          </table:table-cell>
          <table:table-cell table:number-columns-repeated="989"/>
        </table:table-row>
        <table:table-row table:style-name="ro2" table:number-rows-repeated="10484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6" table:style-name="ta1">
        <table:table-column table:style-name="co50" table:default-cell-style-name="ce1"/>
        <table:table-column table:style-name="co51" table:default-cell-style-name="ce1"/>
        <table:table-column table:style-name="co26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52" table:default-cell-style-name="ce1"/>
        <table:table-column table:style-name="co53" table:default-cell-style-name="ce1"/>
        <table:table-column table:style-name="co39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number-columns-repeated="998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8250" calcext:value-type="float">
            <text:p>8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]*[.W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列目　左から１6番目のブロック　削除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table:formula="of:=[.F2]+[.F3]/2" office:value-type="float" office:value="12000" calcext:value-type="float">
            <text:p>12000</text:p>
          </table:table-cell>
          <table:table-cell/>
          <table:table-cell office:value-type="string" calcext:value-type="string">
            <text:p>2列目　左から１0番目のブロック　削除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table:formula="of:=[.O6]+[.O5]+[.O13]/3" office:value-type="float" office:value="15583.3333333333" calcext:value-type="float">
            <text:p>15583.3333333333</text:p>
          </table:table-cell>
          <table:table-cell/>
          <table:table-cell office:value-type="string" calcext:value-type="string">
            <text:p>2列目　左から3番目のブロック　削除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]*[.W3]" office:value-type="float" office:value="4875" calcext:value-type="float">
            <text:p>4875</text:p>
          </table:table-cell>
          <table:table-cell office:value-type="float" office:value="2" calcext:value-type="float">
            <text:p>2</text:p>
          </table:table-cell>
          <table:table-cell table:formula="of:=[.X2]+[.X5]+[.X75]/3" office:value-type="float" office:value="15041.6666666667" calcext:value-type="float">
            <text:p>15041.6666666667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]*[.W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8250" calcext:value-type="float">
            <text:p>8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750" calcext:value-type="float">
            <text:p>67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]*[.W5]" office:value-type="float" office:value="8500" calcext:value-type="float">
            <text:p>8500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8250" calcext:value-type="float">
            <text:p>8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]*[.W6]" office:value-type="float" office:value="4875" calcext:value-type="float">
            <text:p>48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8250" calcext:value-type="float">
            <text:p>8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8057.5" calcext:value-type="float">
            <text:p>8057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6567.5" calcext:value-type="float">
            <text:p>6567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]*[.W7]" office:value-type="float" office:value="8500" calcext:value-type="float">
            <text:p>8500</text:p>
          </table:table-cell>
          <table:table-cell office:value-type="float" office:value="6" calcext:value-type="float">
            <text:p>6</text:p>
          </table:table-cell>
          <table:table-cell table:formula="of:=AVERAGE([.X2:.X101])" office:value-type="float" office:value="7342.5" calcext:value-type="float">
            <text:p>7342.5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8250" calcext:value-type="float">
            <text:p>8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6750" calcext:value-type="float">
            <text:p>67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]*[.W8]" office:value-type="float" office:value="4875" calcext:value-type="float">
            <text:p>4875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8250" calcext:value-type="float">
            <text:p>8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6750" calcext:value-type="float">
            <text:p>67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]*[.W9]" office:value-type="float" office:value="8500" calcext:value-type="float">
            <text:p>8500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7500" calcext:value-type="float">
            <text:p>75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0]*[.W10]" office:value-type="float" office:value="4875" calcext:value-type="float">
            <text:p>4875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8250" calcext:value-type="float">
            <text:p>8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1]*[.W11]" office:value-type="float" office:value="4875" calcext:value-type="float">
            <text:p>4875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7500" calcext:value-type="float">
            <text:p>7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2]*[.W12]" office:value-type="float" office:value="8500" calcext:value-type="float">
            <text:p>8500</text:p>
          </table:table-cell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7500" calcext:value-type="float">
            <text:p>7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8500" calcext:value-type="float">
            <text:p>8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3]*[.W13]" office:value-type="float" office:value="8500" calcext:value-type="float">
            <text:p>8500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8250" calcext:value-type="float">
            <text:p>82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4]*[.W14]" office:value-type="float" office:value="8500" calcext:value-type="float">
            <text:p>8500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8250" calcext:value-type="float">
            <text:p>825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6750" calcext:value-type="float">
            <text:p>675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5]*[.W15]" office:value-type="float" office:value="8500" calcext:value-type="float">
            <text:p>8500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8250" calcext:value-type="float">
            <text:p>8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6]*[.W16]" office:value-type="float" office:value="8500" calcext:value-type="float">
            <text:p>8500</text:p>
          </table:table-cell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8250" calcext:value-type="float">
            <text:p>825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7]*[.W17]" office:value-type="float" office:value="8500" calcext:value-type="float">
            <text:p>8500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500" calcext:value-type="float">
            <text:p>7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6000" calcext:value-type="float">
            <text:p>60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8]*[.W18]" office:value-type="float" office:value="4875" calcext:value-type="float">
            <text:p>4875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8250" calcext:value-type="float">
            <text:p>82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750" calcext:value-type="float">
            <text:p>67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9]*[.W19]" office:value-type="float" office:value="8500" calcext:value-type="float">
            <text:p>8500</text:p>
          </table:table-cell>
          <table:table-cell office:value-type="float" office:value="18" calcext:value-type="float">
            <text:p>1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8250" calcext:value-type="float">
            <text:p>8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000" calcext:value-type="float">
            <text:p>6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0]*[.W20]" office:value-type="float" office:value="8500" calcext:value-type="float">
            <text:p>8500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7500" calcext:value-type="float">
            <text:p>7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1]*[.W21]" office:value-type="float" office:value="4875" calcext:value-type="float">
            <text:p>4875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7500" calcext:value-type="float">
            <text:p>7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2]*[.W22]" office:value-type="float" office:value="8500" calcext:value-type="float">
            <text:p>8500</text:p>
          </table:table-cell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8250" calcext:value-type="float">
            <text:p>8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8500" calcext:value-type="float">
            <text:p>85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3]*[.W23]" office:value-type="float" office:value="8500" calcext:value-type="float">
            <text:p>8500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500" calcext:value-type="float">
            <text:p>7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750" calcext:value-type="float">
            <text:p>67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4]*[.W24]" office:value-type="float" office:value="8500" calcext:value-type="float">
            <text:p>8500</text:p>
          </table:table-cell>
          <table:table-cell office:value-type="float" office:value="23" calcext:value-type="float">
            <text:p>2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8250" calcext:value-type="float">
            <text:p>82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6000" calcext:value-type="float">
            <text:p>6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5]*[.W25]" office:value-type="float" office:value="8500" calcext:value-type="float">
            <text:p>8500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7500" calcext:value-type="float">
            <text:p>75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6000" calcext:value-type="float">
            <text:p>60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6]*[.W26]" office:value-type="float" office:value="8500" calcext:value-type="float">
            <text:p>8500</text:p>
          </table:table-cell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8250" calcext:value-type="float">
            <text:p>8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000" calcext:value-type="float">
            <text:p>60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7]*[.W27]" office:value-type="float" office:value="4875" calcext:value-type="float">
            <text:p>4875</text:p>
          </table:table-cell>
          <table:table-cell office:value-type="float" office:value="26" calcext:value-type="float">
            <text:p>2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250" calcext:value-type="float">
            <text:p>8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6750" calcext:value-type="float">
            <text:p>67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8]*[.W28]" office:value-type="float" office:value="8500" calcext:value-type="float">
            <text:p>8500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8250" calcext:value-type="float">
            <text:p>8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9]*[.W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8250" calcext:value-type="float">
            <text:p>8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0]*[.W30]" office:value-type="float" office:value="8500" calcext:value-type="float">
            <text:p>8500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7500" calcext:value-type="float">
            <text:p>75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1]*[.W31]" office:value-type="float" office:value="8500" calcext:value-type="float">
            <text:p>8500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8250" calcext:value-type="float">
            <text:p>8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750" calcext:value-type="float">
            <text:p>67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2]*[.W32]" office:value-type="float" office:value="8500" calcext:value-type="float">
            <text:p>8500</text:p>
          </table:table-cell>
          <table:table-cell office:value-type="float" office:value="31" calcext:value-type="float">
            <text:p>3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8250" calcext:value-type="float">
            <text:p>82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3]*[.W33]" office:value-type="float" office:value="4875" calcext:value-type="float">
            <text:p>4875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8250" calcext:value-type="float">
            <text:p>8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6000" calcext:value-type="float">
            <text:p>6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4]*[.W34]" office:value-type="float" office:value="8500" calcext:value-type="float">
            <text:p>8500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8250" calcext:value-type="float">
            <text:p>82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6750" calcext:value-type="float">
            <text:p>67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5]*[.W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7500" calcext:value-type="float">
            <text:p>75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6000" calcext:value-type="float">
            <text:p>6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6]*[.W36]" office:value-type="float" office:value="4875" calcext:value-type="float">
            <text:p>4875</text:p>
          </table:table-cell>
          <table:table-cell office:value-type="float" office:value="35" calcext:value-type="float">
            <text:p>3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6000" calcext:value-type="float">
            <text:p>6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7]*[.W37]" office:value-type="float" office:value="8500" calcext:value-type="float">
            <text:p>8500</text:p>
          </table:table-cell>
          <table:table-cell office:value-type="float" office:value="36" calcext:value-type="float">
            <text:p>3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8250" calcext:value-type="float">
            <text:p>8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6000" calcext:value-type="float">
            <text:p>60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8]*[.W38]" office:value-type="float" office:value="8500" calcext:value-type="float">
            <text:p>8500</text:p>
          </table:table-cell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8250" calcext:value-type="float">
            <text:p>8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000" calcext:value-type="float">
            <text:p>6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9]*[.W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8250" calcext:value-type="float">
            <text:p>82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6000" calcext:value-type="float">
            <text:p>6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0]*[.W40]" office:value-type="float" office:value="8500" calcext:value-type="float">
            <text:p>8500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8250" calcext:value-type="float">
            <text:p>82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6750" calcext:value-type="float">
            <text:p>67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1]*[.W41]" office:value-type="float" office:value="8500" calcext:value-type="float">
            <text:p>850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7500" calcext:value-type="float">
            <text:p>75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000" calcext:value-type="float">
            <text:p>60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2]*[.W42]" office:value-type="float" office:value="8500" calcext:value-type="float">
            <text:p>8500</text:p>
          </table:table-cell>
          <table:table-cell office:value-type="float" office:value="41" calcext:value-type="float">
            <text:p>4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8250" calcext:value-type="float">
            <text:p>82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8500" calcext:value-type="float">
            <text:p>85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3]*[.W43]" office:value-type="float" office:value="8500" calcext:value-type="float">
            <text:p>8500</text:p>
          </table:table-cell>
          <table:table-cell office:value-type="float" office:value="42" calcext:value-type="float">
            <text:p>4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8250" calcext:value-type="float">
            <text:p>8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6750" calcext:value-type="float">
            <text:p>67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4]*[.W44]" office:value-type="float" office:value="8500" calcext:value-type="float">
            <text:p>8500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8250" calcext:value-type="float">
            <text:p>82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8500" calcext:value-type="float">
            <text:p>8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5]*[.W45]" office:value-type="float" office:value="8500" calcext:value-type="float">
            <text:p>8500</text:p>
          </table:table-cell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8250" calcext:value-type="float">
            <text:p>82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6750" calcext:value-type="float">
            <text:p>67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6]*[.W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8250" calcext:value-type="float">
            <text:p>8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6750" calcext:value-type="float">
            <text:p>67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7]*[.W47]" office:value-type="float" office:value="8500" calcext:value-type="float">
            <text:p>8500</text:p>
          </table:table-cell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7500" calcext:value-type="float">
            <text:p>7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6000" calcext:value-type="float">
            <text:p>6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8]*[.W48]" office:value-type="float" office:value="8500" calcext:value-type="float">
            <text:p>8500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8250" calcext:value-type="float">
            <text:p>82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9]*[.W49]" office:value-type="float" office:value="8500" calcext:value-type="float">
            <text:p>8500</text:p>
          </table:table-cell>
          <table:table-cell office:value-type="float" office:value="48" calcext:value-type="float">
            <text:p>4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8250" calcext:value-type="float">
            <text:p>8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0]*[.W50]" office:value-type="float" office:value="4875" calcext:value-type="float">
            <text:p>4875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7500" calcext:value-type="float">
            <text:p>7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1]*[.W51]"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8250" calcext:value-type="float">
            <text:p>8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000" calcext:value-type="float">
            <text:p>6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2]*[.W52]" office:value-type="float" office:value="8500" calcext:value-type="float">
            <text:p>8500</text:p>
          </table:table-cell>
          <table:table-cell office:value-type="float" office:value="51" calcext:value-type="float">
            <text:p>5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8250" calcext:value-type="float">
            <text:p>8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6000" calcext:value-type="float">
            <text:p>6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3]*[.W53]" office:value-type="float" office:value="8500" calcext:value-type="float">
            <text:p>8500</text:p>
          </table:table-cell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7500" calcext:value-type="float">
            <text:p>75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6750" calcext:value-type="float">
            <text:p>67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4]*[.W54]" office:value-type="float" office:value="8500" calcext:value-type="float">
            <text:p>8500</text:p>
          </table:table-cell>
          <table:table-cell office:value-type="float" office:value="53" calcext:value-type="float">
            <text:p>5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7500" calcext:value-type="float">
            <text:p>7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6000" calcext:value-type="float">
            <text:p>6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5]*[.W55]" office:value-type="float" office:value="4875" calcext:value-type="float">
            <text:p>4875</text:p>
          </table:table-cell>
          <table:table-cell office:value-type="float" office:value="54" calcext:value-type="float">
            <text:p>5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7500" calcext:value-type="float">
            <text:p>7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000" calcext:value-type="float">
            <text:p>6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6]*[.W56]" office:value-type="float" office:value="8500" calcext:value-type="float">
            <text:p>8500</text:p>
          </table:table-cell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8250" calcext:value-type="float">
            <text:p>825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6750" calcext:value-type="float">
            <text:p>675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7]*[.W57]" office:value-type="float" office:value="8500" calcext:value-type="float">
            <text:p>8500</text:p>
          </table:table-cell>
          <table:table-cell office:value-type="float" office:value="56" calcext:value-type="float">
            <text:p>5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7500" calcext:value-type="float">
            <text:p>75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8]*[.W58]" office:value-type="float" office:value="8500" calcext:value-type="float">
            <text:p>8500</text:p>
          </table:table-cell>
          <table:table-cell office:value-type="float" office:value="57" calcext:value-type="float">
            <text:p>5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8250" calcext:value-type="float">
            <text:p>8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8500" calcext:value-type="float">
            <text:p>85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9]*[.W59]" office:value-type="float" office:value="4875" calcext:value-type="float">
            <text:p>4875</text:p>
          </table:table-cell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8250" calcext:value-type="float">
            <text:p>8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8500" calcext:value-type="float">
            <text:p>8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0]*[.W60]" office:value-type="float" office:value="8500" calcext:value-type="float">
            <text:p>8500</text:p>
          </table:table-cell>
          <table:table-cell office:value-type="float" office:value="59" calcext:value-type="float">
            <text:p>5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8250" calcext:value-type="float">
            <text:p>8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8500" calcext:value-type="float">
            <text:p>8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1]*[.W61]" office:value-type="float" office:value="8500" calcext:value-type="float">
            <text:p>8500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8250" calcext:value-type="float">
            <text:p>82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6000" calcext:value-type="float">
            <text:p>6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2]*[.W62]" office:value-type="float" office:value="8500" calcext:value-type="float">
            <text:p>8500</text:p>
          </table:table-cell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7500" calcext:value-type="float">
            <text:p>75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3]*[.W63]" office:value-type="float" office:value="4875" calcext:value-type="float">
            <text:p>4875</text:p>
          </table:table-cell>
          <table:table-cell office:value-type="float" office:value="62" calcext:value-type="float">
            <text:p>6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7500" calcext:value-type="float">
            <text:p>75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6750" calcext:value-type="float">
            <text:p>67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4]*[.W64]" office:value-type="float" office:value="8500" calcext:value-type="float">
            <text:p>8500</text:p>
          </table:table-cell>
          <table:table-cell office:value-type="float" office:value="63" calcext:value-type="float">
            <text:p>6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8250" calcext:value-type="float">
            <text:p>82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8500" calcext:value-type="float">
            <text:p>8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5]*[.W65]" office:value-type="float" office:value="8500" calcext:value-type="float">
            <text:p>8500</text:p>
          </table:table-cell>
          <table:table-cell office:value-type="float" office:value="64" calcext:value-type="float">
            <text:p>6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8250" calcext:value-type="float">
            <text:p>8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8500" calcext:value-type="float">
            <text:p>85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6]*[.W66]" office:value-type="float" office:value="8500" calcext:value-type="float">
            <text:p>8500</text:p>
          </table:table-cell>
          <table:table-cell office:value-type="float" office:value="65" calcext:value-type="float">
            <text:p>6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7500" calcext:value-type="float">
            <text:p>75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6750" calcext:value-type="float">
            <text:p>6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7]*[.W67]" office:value-type="float" office:value="8500" calcext:value-type="float">
            <text:p>8500</text:p>
          </table:table-cell>
          <table:table-cell office:value-type="float" office:value="66" calcext:value-type="float">
            <text:p>6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7500" calcext:value-type="float">
            <text:p>7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6000" calcext:value-type="float">
            <text:p>6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8]*[.W68]" office:value-type="float" office:value="8500" calcext:value-type="float">
            <text:p>8500</text:p>
          </table:table-cell>
          <table:table-cell office:value-type="float" office:value="67" calcext:value-type="float">
            <text:p>6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8250" calcext:value-type="float">
            <text:p>8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6000" calcext:value-type="float">
            <text:p>60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9]*[.W69]" office:value-type="float" office:value="4875" calcext:value-type="float">
            <text:p>4875</text:p>
          </table:table-cell>
          <table:table-cell office:value-type="float" office:value="68" calcext:value-type="float">
            <text:p>6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8250" calcext:value-type="float">
            <text:p>8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6000" calcext:value-type="float">
            <text:p>60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0]*[.W70]" office:value-type="float" office:value="8500" calcext:value-type="float">
            <text:p>8500</text:p>
          </table:table-cell>
          <table:table-cell office:value-type="float" office:value="69" calcext:value-type="float">
            <text:p>6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8250" calcext:value-type="float">
            <text:p>8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1]*[.W71]" office:value-type="float" office:value="8500" calcext:value-type="float">
            <text:p>8500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8250" calcext:value-type="float">
            <text:p>8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6750" calcext:value-type="float">
            <text:p>67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2]*[.W72]" office:value-type="float" office:value="8500" calcext:value-type="float">
            <text:p>8500</text:p>
          </table:table-cell>
          <table:table-cell office:value-type="float" office:value="71" calcext:value-type="float">
            <text:p>7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8250" calcext:value-type="float">
            <text:p>8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6000" calcext:value-type="float">
            <text:p>6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3]*[.W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250" calcext:value-type="float">
            <text:p>8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750" calcext:value-type="float">
            <text:p>67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4]*[.W74]" office:value-type="float" office:value="8500" calcext:value-type="float">
            <text:p>8500</text:p>
          </table:table-cell>
          <table:table-cell office:value-type="float" office:value="73" calcext:value-type="float">
            <text:p>7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8250" calcext:value-type="float">
            <text:p>82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8500" calcext:value-type="float">
            <text:p>85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5]*[.W75]"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8250" calcext:value-type="float">
            <text:p>8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750" calcext:value-type="float">
            <text:p>67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6]*[.W76]" office:value-type="float" office:value="4875" calcext:value-type="float">
            <text:p>4875</text:p>
          </table:table-cell>
          <table:table-cell office:value-type="float" office:value="75" calcext:value-type="float">
            <text:p>7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8250" calcext:value-type="float">
            <text:p>8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750" calcext:value-type="float">
            <text:p>67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7]*[.W77]" office:value-type="float" office:value="8500" calcext:value-type="float">
            <text:p>8500</text:p>
          </table:table-cell>
          <table:table-cell office:value-type="float" office:value="76" calcext:value-type="float">
            <text:p>7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8250" calcext:value-type="float">
            <text:p>82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8500" calcext:value-type="float">
            <text:p>8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8]*[.W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8250" calcext:value-type="float">
            <text:p>82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6750" calcext:value-type="float">
            <text:p>67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9]*[.W79]" office:value-type="float" office:value="8500" calcext:value-type="float">
            <text:p>8500</text:p>
          </table:table-cell>
          <table:table-cell office:value-type="float" office:value="78" calcext:value-type="float">
            <text:p>7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8250" calcext:value-type="float">
            <text:p>82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6000" calcext:value-type="float">
            <text:p>6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0]*[.W80]" office:value-type="float" office:value="4875" calcext:value-type="float">
            <text:p>4875</text:p>
          </table:table-cell>
          <table:table-cell office:value-type="float" office:value="79" calcext:value-type="float">
            <text:p>7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8250" calcext:value-type="float">
            <text:p>825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6750" calcext:value-type="float">
            <text:p>675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1]*[.W81]" office:value-type="float" office:value="4875" calcext:value-type="float">
            <text:p>4875</text:p>
          </table:table-cell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8250" calcext:value-type="float">
            <text:p>8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8500" calcext:value-type="float">
            <text:p>85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82]*[.W82]" office:value-type="float" office:value="8500" calcext:value-type="float">
            <text:p>8500</text:p>
          </table:table-cell>
          <table:table-cell office:value-type="float" office:value="81" calcext:value-type="float">
            <text:p>8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8250" calcext:value-type="float">
            <text:p>8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6000" calcext:value-type="float">
            <text:p>6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83]*[.W83]" office:value-type="float" office:value="8500" calcext:value-type="float">
            <text:p>8500</text:p>
          </table:table-cell>
          <table:table-cell office:value-type="float" office:value="82" calcext:value-type="float">
            <text:p>8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8250" calcext:value-type="float">
            <text:p>82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6000" calcext:value-type="float">
            <text:p>6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84]*[.W84]" office:value-type="float" office:value="8500" calcext:value-type="float">
            <text:p>8500</text:p>
          </table:table-cell>
          <table:table-cell office:value-type="float" office:value="83" calcext:value-type="float">
            <text:p>8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8500" calcext:value-type="float">
            <text:p>8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5]*[.W85]" office:value-type="float" office:value="4875" calcext:value-type="float">
            <text:p>4875</text:p>
          </table:table-cell>
          <table:table-cell office:value-type="float" office:value="84" calcext:value-type="float">
            <text:p>8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8250" calcext:value-type="float">
            <text:p>8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6000" calcext:value-type="float">
            <text:p>60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86]*[.W86]" office:value-type="float" office:value="8500" calcext:value-type="float">
            <text:p>8500</text:p>
          </table:table-cell>
          <table:table-cell office:value-type="float" office:value="85" calcext:value-type="float">
            <text:p>8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8250" calcext:value-type="float">
            <text:p>82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6750" calcext:value-type="float">
            <text:p>67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7]*[.W87]" office:value-type="float" office:value="5000" calcext:value-type="float">
            <text:p>5000</text:p>
          </table:table-cell>
          <table:table-cell office:value-type="float" office:value="86" calcext:value-type="float">
            <text:p>8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7500" calcext:value-type="float">
            <text:p>75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750" calcext:value-type="float">
            <text:p>67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8]*[.W88]" office:value-type="float" office:value="4875" calcext:value-type="float">
            <text:p>4875</text:p>
          </table:table-cell>
          <table:table-cell office:value-type="float" office:value="87" calcext:value-type="float">
            <text:p>8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8250" calcext:value-type="float">
            <text:p>8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8500" calcext:value-type="float">
            <text:p>85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9]*[.W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8250" calcext:value-type="float">
            <text:p>82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6750" calcext:value-type="float">
            <text:p>67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0]*[.W90]" office:value-type="float" office:value="8500" calcext:value-type="float">
            <text:p>8500</text:p>
          </table:table-cell>
          <table:table-cell office:value-type="float" office:value="89" calcext:value-type="float">
            <text:p>8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8250" calcext:value-type="float">
            <text:p>82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1]*[.W91]" office:value-type="float" office:value="8500" calcext:value-type="float">
            <text:p>8500</text:p>
          </table:table-cell>
          <table:table-cell office:value-type="float" office:value="90" calcext:value-type="float">
            <text:p>9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8250" calcext:value-type="float">
            <text:p>8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6000" calcext:value-type="float">
            <text:p>60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2]*[.W92]" office:value-type="float" office:value="8500" calcext:value-type="float">
            <text:p>8500</text:p>
          </table:table-cell>
          <table:table-cell office:value-type="float" office:value="91" calcext:value-type="float">
            <text:p>9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8250" calcext:value-type="float">
            <text:p>82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000" calcext:value-type="float">
            <text:p>60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3]*[.W93]" office:value-type="float" office:value="8500" calcext:value-type="float">
            <text:p>8500</text:p>
          </table:table-cell>
          <table:table-cell office:value-type="float" office:value="92" calcext:value-type="float">
            <text:p>9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8250" calcext:value-type="float">
            <text:p>82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4]*[.W94]" office:value-type="float" office:value="8500" calcext:value-type="float">
            <text:p>8500</text:p>
          </table:table-cell>
          <table:table-cell office:value-type="float" office:value="93" calcext:value-type="float">
            <text:p>9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8250" calcext:value-type="float">
            <text:p>82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6750" calcext:value-type="float">
            <text:p>67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5]*[.W95]" office:value-type="float" office:value="8500" calcext:value-type="float">
            <text:p>8500</text:p>
          </table:table-cell>
          <table:table-cell office:value-type="float" office:value="94" calcext:value-type="float">
            <text:p>9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8250" calcext:value-type="float">
            <text:p>8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6750" calcext:value-type="float">
            <text:p>67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6]*[.W96]" office:value-type="float" office:value="8500" calcext:value-type="float">
            <text:p>8500</text:p>
          </table:table-cell>
          <table:table-cell office:value-type="float" office:value="95" calcext:value-type="float">
            <text:p>9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8250" calcext:value-type="float">
            <text:p>82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6750" calcext:value-type="float">
            <text:p>67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7]*[.W97]" office:value-type="float" office:value="4875" calcext:value-type="float">
            <text:p>4875</text:p>
          </table:table-cell>
          <table:table-cell office:value-type="float" office:value="96" calcext:value-type="float">
            <text:p>9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8250" calcext:value-type="float">
            <text:p>8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6000" calcext:value-type="float">
            <text:p>6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8]*[.W98]" office:value-type="float" office:value="8500" calcext:value-type="float">
            <text:p>8500</text:p>
          </table:table-cell>
          <table:table-cell office:value-type="float" office:value="97" calcext:value-type="float">
            <text:p>9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8250" calcext:value-type="float">
            <text:p>8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000" calcext:value-type="float">
            <text:p>60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9]*[.W99]" office:value-type="float" office:value="8500" calcext:value-type="float">
            <text:p>8500</text:p>
          </table:table-cell>
          <table:table-cell office:value-type="float" office:value="98" calcext:value-type="float">
            <text:p>9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8250" calcext:value-type="float">
            <text:p>82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00]*[.W100]" office:value-type="float" office:value="8500" calcext:value-type="float">
            <text:p>8500</text:p>
          </table:table-cell>
          <table:table-cell office:value-type="float" office:value="99" calcext:value-type="float">
            <text:p>9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7500" calcext:value-type="float">
            <text:p>7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01]*[.W101]" office:value-type="float" office:value="8500" calcext:value-type="float">
            <text:p>8500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00/00/00</text:date>, <text:time style:data-style-name="N2" text:time-value="14:12:58.36515810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7:08:06.114214353</meta:creation-date>
    <meta:generator>LibreOffice/6.4.7.2$Linux_X86_64 LibreOffice_project/40$Build-2</meta:generator>
    <dc:date>2022-10-06T14:21:54.129536689</dc:date>
    <meta:editing-duration>PT18H50S</meta:editing-duration>
    <meta:editing-cycles>780</meta:editing-cycles>
    <meta:document-statistic meta:table-count="6" meta:cell-count="10387" meta:object-count="0"/>
  </office:meta>
</office:document-meta>
</file>